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">
            <text:p>0</text:p>
          </table:table-cell>
          <table:table-cell table:formula="of:=[.A1]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.A2]-[.A1]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.A3]-[.A2]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.A4]-[.A3]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.A5]-[.A4]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.A6]-[.A5]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.A7]-[.A6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8]-[.A7]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9]-[.A8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10]-[.A9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11]-[.A10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12]-[.A11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13]-[.A12]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14]-[.A13]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15]-[.A14]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16]-[.A15]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17]-[.A16]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18]-[.A17]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19]-[.A18]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20]-[.A19]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A21]-[.A20]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A22]-[.A21]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A23]-[.A22]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A24]-[.A23]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A25]-[.A24]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A26]-[.A25]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A27]-[.A26]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A28]-[.A27]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A29]-[.A28]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30]-[.A29]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31]-[.A30]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32]-[.A31]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33]-[.A32]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34]-[.A33]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35]-[.A34]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36]-[.A35]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37]-[.A36]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38]-[.A37]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39]-[.A38]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40]-[.A39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41]-[.A40]"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42]-[.A41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43]-[.A42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44]-[.A43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45]-[.A44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46]-[.A45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47]-[.A46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48]-[.A47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49]-[.A48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50]-[.A49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51]-[.A50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52]-[.A51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53]-[.A52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54]-[.A53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55]-[.A54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56]-[.A55]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A57]-[.A56]"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A58]-[.A57]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A59]-[.A58]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A60]-[.A59]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A61]-[.A60]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A62]-[.A61]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A63]-[.A62]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A64]-[.A63]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A65]-[.A64]"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A66]-[.A65]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A67]-[.A66]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A68]-[.A67]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A69]-[.A68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70]-[.A69]"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71]-[.A70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72]-[.A71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73]-[.A72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74]-[.A73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75]-[.A74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76]-[.A75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77]-[.A76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78]-[.A77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79]-[.A78]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[.A80]-[.A79]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[.A81]-[.A80]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[.A82]-[.A81]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[.A83]-[.A82]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[.A84]-[.A83]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[.A85]-[.A84]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[.A86]-[.A85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87]-[.A86]"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88]-[.A87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89]-[.A88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90]-[.A89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91]-[.A90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92]-[.A91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93]-[.A92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94]-[.A93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95]-[.A94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96]-[.A95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97]-[.A96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98]-[.A97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99]-[.A98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100]-[.A99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101]-[.A100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102]-[.A101]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A103]-[.A102]" office:value-type="float" office:value="1">
            <text:p>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A104]-[.A103]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A105]-[.A104]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A106]-[.A105]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A107]-[.A106]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A108]-[.A107]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A109]-[.A108]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A110]-[.A109]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A111]-[.A110]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A112]-[.A111]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A113]-[.A112]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A114]-[.A113]"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A115]-[.A114]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A116]-[.A115]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A117]-[.A116]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A118]-[.A117]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A119]-[.A118]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A120]-[.A119]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A121]-[.A120]" office:value-type="float" office:value="1">
            <text:p>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A122]-[.A121]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A123]-[.A122]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A124]-[.A123]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A125]-[.A124]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A126]-[.A125]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A127]-[.A126]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A128]-[.A127]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A129]-[.A128]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A130]-[.A129]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A131]-[.A130]" office:value-type="float" office:value="1">
            <text:p>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A132]-[.A131]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A133]-[.A132]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A134]-[.A133]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A135]-[.A134]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A136]-[.A135]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A137]-[.A136]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A138]-[.A137]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A139]-[.A138]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A140]-[.A139]" office:value-type="float" office:value="1">
            <text:p>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A141]-[.A140]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A142]-[.A141]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A143]-[.A142]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A144]-[.A143]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A145]-[.A144]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A146]-[.A145]" office:value-type="float" office:value="1">
            <text:p>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A147]-[.A146]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A148]-[.A147]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A149]-[.A148]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A150]-[.A149]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A151]-[.A150]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A152]-[.A151]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A153]-[.A152]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A154]-[.A153]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.A155]-[.A154]" office:value-type="float" office:value="1">
            <text:p>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.A156]-[.A155]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.A157]-[.A156]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.A158]-[.A157]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.A159]-[.A158]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.A160]-[.A159]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.A161]-[.A160]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.A162]-[.A161]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.A163]-[.A162]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.A164]-[.A163]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A165]-[.A164]" office:value-type="float" office:value="1">
            <text:p>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A166]-[.A165]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A167]-[.A166]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A168]-[.A167]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A169]-[.A168]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A170]-[.A169]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A171]-[.A170]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A172]-[.A171]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A173]-[.A172]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A174]-[.A173]" office:value-type="float" office:value="1">
            <text:p>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A175]-[.A174]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A176]-[.A175]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A177]-[.A176]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A178]-[.A177]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A179]-[.A178]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A180]-[.A179]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A181]-[.A180]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A182]-[.A181]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A183]-[.A182]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A184]-[.A183]" office:value-type="float" office:value="1">
            <text:p>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A185]-[.A184]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A186]-[.A185]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A187]-[.A186]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A188]-[.A187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189]-[.A188]" office:value-type="float" office:value="1">
            <text:p>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190]-[.A189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191]-[.A190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192]-[.A191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193]-[.A192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194]-[.A193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195]-[.A194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196]-[.A195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197]-[.A196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198]-[.A197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199]-[.A198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200]-[.A199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201]-[.A200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202]-[.A201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203]-[.A202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204]-[.A203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A205]-[.A204]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[.A206]-[.A205]" office:value-type="float" office:value="1">
            <text:p>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[.A207]-[.A206]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[.A208]-[.A207]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[.A209]-[.A208]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[.A210]-[.A209]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[.A211]-[.A210]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[.A212]-[.A211]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[.A213]-[.A212]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.A214]-[.A213]" office:value-type="float" office:value="1">
            <text:p>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.A215]-[.A214]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.A216]-[.A215]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.A217]-[.A216]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.A218]-[.A217]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.A219]-[.A218]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.A220]-[.A219]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.A221]-[.A220]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.A222]-[.A221]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.A223]-[.A222]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[.A224]-[.A223]" office:value-type="float" office:value="1">
            <text:p>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[.A225]-[.A224]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[.A226]-[.A225]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[.A227]-[.A226]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[.A228]-[.A227]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[.A229]-[.A228]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.A230]-[.A229]" office:value-type="float" office:value="1">
            <text:p>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.A231]-[.A230]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.A232]-[.A231]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.A233]-[.A232]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.A234]-[.A233]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.A235]-[.A234]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[.A236]-[.A235]" office:value-type="float" office:value="1">
            <text:p>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[.A237]-[.A236]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[.A238]-[.A237]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[.A239]-[.A238]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[.A240]-[.A239]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[.A241]-[.A240]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[.A242]-[.A241]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[.A243]-[.A242]" office:value-type="float" office:value="1">
            <text:p>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[.A244]-[.A243]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[.A245]-[.A244]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[.A246]-[.A245]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[.A247]-[.A246]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[.A248]-[.A247]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[.A249]-[.A248]" office:value-type="float" office:value="1">
            <text:p>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[.A250]-[.A249]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[.A251]-[.A250]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[.A252]-[.A251]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[.A253]-[.A252]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[.A254]-[.A253]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[.A255]-[.A254]" office:value-type="float" office:value="1">
            <text:p>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[.A256]-[.A255]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[.A257]-[.A256]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[.A258]-[.A257]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[.A259]-[.A258]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[.A260]-[.A259]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261]-[.A260]" office:value-type="float" office:value="1">
            <text:p>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262]-[.A261]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263]-[.A262]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264]-[.A263]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265]-[.A264]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266]-[.A265]"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[.A267]-[.A266]" office:value-type="float" office:value="1">
            <text:p>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[.A268]-[.A267]"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[.A269]-[.A268]"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[.A270]-[.A269]"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[.A271]-[.A270]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A272]-[.A271]" office:value-type="float" office:value="1">
            <text:p>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A273]-[.A272]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A274]-[.A273]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A275]-[.A274]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A276]-[.A275]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A277]-[.A276]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A278]-[.A277]"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[.A279]-[.A278]" office:value-type="float" office:value="1">
            <text:p>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[.A280]-[.A279]"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[.A281]-[.A280]"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[.A282]-[.A281]"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[.A283]-[.A282]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[.A284]-[.A283]" office:value-type="float" office:value="1">
            <text:p>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[.A285]-[.A284]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[.A286]-[.A285]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[.A287]-[.A286]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[.A288]-[.A287]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[.A289]-[.A288]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[.A290]-[.A289]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[.A291]-[.A290]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.A292]-[.A291]" office:value-type="float" office:value="1">
            <text:p>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.A293]-[.A292]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.A294]-[.A293]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.A295]-[.A294]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.A296]-[.A295]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.A297]-[.A296]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.A298]-[.A297]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.A299]-[.A298]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.A300]-[.A299]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.A301]-[.A300]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.A302]-[.A301]"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[.A303]-[.A302]" office:value-type="float" office:value="1">
            <text:p>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[.A304]-[.A303]"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[.A305]-[.A304]"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[.A306]-[.A305]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[.A307]-[.A306]" office:value-type="float" office:value="1">
            <text:p>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[.A308]-[.A307]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[.A309]-[.A308]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[.A310]-[.A309]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[.A311]-[.A310]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[.A312]-[.A311]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[.A313]-[.A312]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[.A314]-[.A313]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[.A315]-[.A314]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.A316]-[.A315]" office:value-type="float" office:value="1">
            <text:p>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.A317]-[.A316]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.A318]-[.A317]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.A319]-[.A318]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.A320]-[.A319]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.A321]-[.A320]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.A322]-[.A321]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.A323]-[.A322]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.A324]-[.A323]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.A325]-[.A324]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.A326]-[.A325]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.A327]-[.A326]"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[.A328]-[.A327]" office:value-type="float" office:value="1">
            <text:p>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[.A329]-[.A328]"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[.A330]-[.A329]"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[.A331]-[.A330]"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[.A332]-[.A331]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[.A333]-[.A332]" office:value-type="float" office:value="1">
            <text:p>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[.A334]-[.A333]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[.A335]-[.A334]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[.A336]-[.A335]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[.A337]-[.A336]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[.A338]-[.A337]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[.A339]-[.A338]"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[.A340]-[.A339]" office:value-type="float" office:value="1">
            <text:p>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[.A341]-[.A340]"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[.A342]-[.A341]"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[.A343]-[.A342]"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[.A344]-[.A343]"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[.A345]-[.A344]"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[.A346]-[.A345]" office:value-type="float" office:value="1">
            <text:p>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[.A347]-[.A346]"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[.A348]-[.A347]"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[.A349]-[.A348]"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[.A350]-[.A349]"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[.A351]-[.A350]"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[.A352]-[.A351]"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[.A353]-[.A352]"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[.A354]-[.A353]"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[.A355]-[.A354]" office:value-type="float" office:value="1">
            <text:p>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[.A356]-[.A355]"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[.A357]-[.A356]"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[.A358]-[.A357]"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[.A359]-[.A358]"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[.A360]-[.A359]"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[.A361]-[.A360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A362]-[.A361]" office:value-type="float" office:value="1">
            <text:p>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A363]-[.A362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A364]-[.A363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A365]-[.A364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A366]-[.A365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A367]-[.A366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A368]-[.A367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A369]-[.A368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A370]-[.A369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A371]-[.A370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A372]-[.A371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A373]-[.A372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A374]-[.A373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A375]-[.A374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A376]-[.A375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A377]-[.A376]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.A378]-[.A377]" office:value-type="float" office:value="1">
            <text:p>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.A379]-[.A378]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.A380]-[.A379]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.A381]-[.A380]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.A382]-[.A381]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.A383]-[.A382]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.A384]-[.A383]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.A385]-[.A384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.A386]-[.A385]" office:value-type="float" office:value="1">
            <text:p>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.A387]-[.A386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.A388]-[.A387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.A389]-[.A388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.A390]-[.A389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.A391]-[.A390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.A392]-[.A391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.A393]-[.A392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.A394]-[.A393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.A395]-[.A394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.A396]-[.A395]" office:value-type="float" office:value="0">
            <text:p>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[.A397]-[.A396]" office:value-type="float" office:value="1">
            <text:p>1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[.A398]-[.A397]" office:value-type="float" office:value="0">
            <text:p>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[.A399]-[.A398]"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.A400]-[.A399]" office:value-type="float" office:value="1">
            <text:p>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.A401]-[.A400]"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.A402]-[.A401]"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.A403]-[.A402]"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.A404]-[.A403]"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.A405]-[.A404]"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.A406]-[.A405]"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.A407]-[.A406]"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.A408]-[.A407]" office:value-type="float" office:value="0">
            <text:p>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.A409]-[.A408]" office:value-type="float" office:value="1">
            <text:p>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.A410]-[.A409]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.A411]-[.A410]" office:value-type="float" office:value="1">
            <text:p>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.A412]-[.A411]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.A413]-[.A412]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.A414]-[.A413]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.A415]-[.A414]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.A416]-[.A415]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.A417]-[.A416]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.A418]-[.A417]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.A419]-[.A418]"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[.A420]-[.A419]" office:value-type="float" office:value="1">
            <text:p>1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[.A421]-[.A420]"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[.A422]-[.A421]"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[.A423]-[.A422]"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[.A424]-[.A423]"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[.A425]-[.A424]"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[.A426]-[.A425]"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[.A427]-[.A426]"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[.A428]-[.A427]"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[.A429]-[.A428]"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[.A430]-[.A429]" office:value-type="float" office:value="1">
            <text:p>1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[.A431]-[.A430]"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[.A432]-[.A431]"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[.A433]-[.A432]"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[.A434]-[.A433]"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[.A435]-[.A434]"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[.A436]-[.A435]"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[.A437]-[.A436]"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[.A438]-[.A437]" office:value-type="float" office:value="1">
            <text:p>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[.A439]-[.A438]"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[.A440]-[.A439]"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[.A441]-[.A440]"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[.A442]-[.A441]"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[.A443]-[.A442]"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[.A444]-[.A443]"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[.A445]-[.A444]"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[.A446]-[.A445]"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[.A447]-[.A446]"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[.A448]-[.A447]"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[.A449]-[.A448]"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[.A450]-[.A449]" office:value-type="float" office:value="0">
            <text:p>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[.A451]-[.A450]" office:value-type="float" office:value="1">
            <text:p>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[.A452]-[.A451]" office:value-type="float" office:value="0">
            <text:p>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[.A453]-[.A452]" office:value-type="float" office:value="0">
            <text:p>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[.A454]-[.A453]" office:value-type="float" office:value="0">
            <text:p>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[.A455]-[.A454]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[.A456]-[.A455]" office:value-type="float" office:value="1">
            <text:p>1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[.A457]-[.A456]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[.A458]-[.A457]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[.A459]-[.A458]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[.A460]-[.A459]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[.A461]-[.A460]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[.A462]-[.A461]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[.A463]-[.A462]" office:value-type="float" office:value="0">
            <text:p>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[.A464]-[.A463]" office:value-type="float" office:value="1">
            <text:p>1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[.A465]-[.A464]" office:value-type="float" office:value="0">
            <text:p>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[.A466]-[.A465]" office:value-type="float" office:value="0">
            <text:p>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[.A467]-[.A466]" office:value-type="float" office:value="0">
            <text:p>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[.A468]-[.A467]" office:value-type="float" office:value="0">
            <text:p>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[.A469]-[.A468]" office:value-type="float" office:value="0">
            <text:p>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[.A470]-[.A469]" office:value-type="float" office:value="0">
            <text:p>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[.A471]-[.A470]" office:value-type="float" office:value="0">
            <text:p>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[.A472]-[.A471]"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[.A473]-[.A472]" office:value-type="float" office:value="1">
            <text:p>1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[.A474]-[.A473]"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[.A475]-[.A474]"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[.A476]-[.A475]"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[.A477]-[.A476]"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[.A478]-[.A477]"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[.A479]-[.A478]"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[.A480]-[.A479]"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[.A481]-[.A480]"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[.A482]-[.A481]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[.A483]-[.A482]" office:value-type="float" office:value="1">
            <text:p>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[.A484]-[.A483]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[.A485]-[.A484]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[.A486]-[.A485]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[.A487]-[.A486]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[.A488]-[.A487]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[.A489]-[.A488]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[.A490]-[.A489]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[.A491]-[.A490]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[.A492]-[.A491]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[.A493]-[.A492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.A494]-[.A493]" office:value-type="float" office:value="1">
            <text:p>1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.A495]-[.A494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.A496]-[.A495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.A497]-[.A496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.A498]-[.A497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.A499]-[.A498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.A500]-[.A499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.A501]-[.A500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.A502]-[.A501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.A503]-[.A502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.A504]-[.A503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.A505]-[.A504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.A506]-[.A505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.A507]-[.A506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.A508]-[.A507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[.A509]-[.A508]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[.A510]-[.A509]" office:value-type="float" office:value="1">
            <text:p>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[.A511]-[.A510]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[.A512]-[.A511]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[.A513]-[.A512]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[.A514]-[.A513]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[.A515]-[.A514]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[.A516]-[.A515]" office:value-type="float" office:value="0">
            <text:p>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[.A517]-[.A516]" office:value-type="float" office:value="1">
            <text:p>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[.A518]-[.A517]" office:value-type="float" office:value="0">
            <text:p>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[.A519]-[.A518]" office:value-type="float" office:value="0">
            <text:p>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[.A520]-[.A519]"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[.A521]-[.A520]" office:value-type="float" office:value="1">
            <text:p>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[.A522]-[.A521]"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[.A523]-[.A522]"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[.A524]-[.A523]"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[.A525]-[.A524]"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[.A526]-[.A525]"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[.A527]-[.A526]"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[.A528]-[.A527]"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[.A529]-[.A528]"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[.A530]-[.A529]" office:value-type="float" office:value="1">
            <text:p>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[.A531]-[.A530]"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[.A532]-[.A531]"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[.A533]-[.A532]"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[.A534]-[.A533]"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[.A535]-[.A534]"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[.A536]-[.A535]"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[.A537]-[.A536]"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[.A538]-[.A537]"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[.A539]-[.A538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[.A540]-[.A539]" office:value-type="float" office:value="1">
            <text:p>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[.A541]-[.A540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[.A542]-[.A541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[.A543]-[.A542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[.A544]-[.A543]"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[.A545]-[.A544]" office:value-type="float" office:value="1">
            <text:p>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[.A546]-[.A545]"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[.A547]-[.A546]"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[.A548]-[.A547]"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[.A549]-[.A548]"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[.A550]-[.A549]"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[.A551]-[.A550]"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[.A552]-[.A551]" office:value-type="float" office:value="0">
            <text:p>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formula="of:=[.A553]-[.A552]" office:value-type="float" office:value="1">
            <text:p>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formula="of:=[.A554]-[.A553]"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[.A555]-[.A554]" office:value-type="float" office:value="1">
            <text:p>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[.A556]-[.A555]"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[.A557]-[.A556]"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[.A558]-[.A557]"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[.A559]-[.A558]"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[.A560]-[.A559]"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[.A561]-[.A560]"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[.A562]-[.A561]"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[.A563]-[.A562]"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[.A564]-[.A563]"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[.A565]-[.A564]"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[.A566]-[.A565]"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[.A567]-[.A566]" office:value-type="float" office:value="0">
            <text:p>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[.A568]-[.A567]" office:value-type="float" office:value="1">
            <text:p>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[.A569]-[.A568]" office:value-type="float" office:value="0">
            <text:p>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[.A570]-[.A569]" office:value-type="float" office:value="0">
            <text:p>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[.A571]-[.A570]" office:value-type="float" office:value="0">
            <text:p>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[.A572]-[.A571]" office:value-type="float" office:value="0">
            <text:p>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[.A573]-[.A572]" office:value-type="float" office:value="0">
            <text:p>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[.A574]-[.A573]" office:value-type="float" office:value="0">
            <text:p>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f:=[.A575]-[.A574]" office:value-type="float" office:value="1">
            <text:p>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f:=[.A576]-[.A575]" office:value-type="float" office:value="0">
            <text:p>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f:=[.A577]-[.A576]" office:value-type="float" office:value="0">
            <text:p>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f:=[.A578]-[.A577]" office:value-type="float" office:value="0">
            <text:p>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f:=[.A579]-[.A578]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[.A580]-[.A579]" office:value-type="float" office:value="1">
            <text:p>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[.A581]-[.A580]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[.A582]-[.A581]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[.A583]-[.A582]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[.A584]-[.A583]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[.A585]-[.A584]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[.A586]-[.A585]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[.A587]-[.A586]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[.A588]-[.A587]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[.A589]-[.A588]" office:value-type="float" office:value="0">
            <text:p>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f:=[.A590]-[.A589]" office:value-type="float" office:value="1">
            <text:p>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f:=[.A591]-[.A590]" office:value-type="float" office:value="0">
            <text:p>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f:=[.A592]-[.A591]" office:value-type="float" office:value="0">
            <text:p>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f:=[.A593]-[.A592]" office:value-type="float" office:value="0">
            <text:p>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[.A594]-[.A593]" office:value-type="float" office:value="1">
            <text:p>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[.A595]-[.A594]" office:value-type="float" office:value="0">
            <text:p>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[.A596]-[.A595]" office:value-type="float" office:value="0">
            <text:p>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[.A597]-[.A596]" office:value-type="float" office:value="0">
            <text:p>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[.A598]-[.A597]" office:value-type="float" office:value="0">
            <text:p>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[.A599]-[.A598]" office:value-type="float" office:value="0">
            <text:p>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[.A600]-[.A599]" office:value-type="float" office:value="0">
            <text:p>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[.A601]-[.A600]" office:value-type="float" office:value="0">
            <text:p>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[.A602]-[.A601]" office:value-type="float" office:value="0">
            <text:p>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[.A603]-[.A602]"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[.A604]-[.A603]" office:value-type="float" office:value="1">
            <text:p>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[.A605]-[.A604]"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[.A606]-[.A605]"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[.A607]-[.A606]"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[.A608]-[.A607]"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[.A609]-[.A608]"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[.A610]-[.A609]"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[.A611]-[.A610]"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[.A612]-[.A611]"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[.A613]-[.A612]"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[.A614]-[.A613]"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[.A615]-[.A614]"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[.A616]-[.A615]" office:value-type="float" office:value="0">
            <text:p>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[.A617]-[.A616]" office:value-type="float" office:value="1">
            <text:p>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[.A618]-[.A617]" office:value-type="float" office:value="0">
            <text:p>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[.A619]-[.A618]" office:value-type="float" office:value="0">
            <text:p>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[.A620]-[.A619]" office:value-type="float" office:value="0">
            <text:p>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[.A621]-[.A620]" office:value-type="float" office:value="0">
            <text:p>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[.A622]-[.A621]" office:value-type="float" office:value="0">
            <text:p>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[.A623]-[.A622]" office:value-type="float" office:value="0">
            <text:p>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[.A624]-[.A623]" office:value-type="float" office:value="1">
            <text:p>1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[.A625]-[.A624]" office:value-type="float" office:value="0">
            <text:p>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[.A626]-[.A625]" office:value-type="float" office:value="0">
            <text:p>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[.A627]-[.A626]" office:value-type="float" office:value="0">
            <text:p>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[.A628]-[.A627]" office:value-type="float" office:value="0">
            <text:p>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[.A629]-[.A628]" office:value-type="float" office:value="1">
            <text:p>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[.A630]-[.A629]" office:value-type="float" office:value="0">
            <text:p>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[.A631]-[.A630]" office:value-type="float" office:value="0">
            <text:p>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[.A632]-[.A631]" office:value-type="float" office:value="0">
            <text:p>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[.A633]-[.A632]" office:value-type="float" office:value="0">
            <text:p>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[.A634]-[.A633]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[.A635]-[.A634]" office:value-type="float" office:value="1">
            <text:p>1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[.A636]-[.A635]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[.A637]-[.A636]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[.A638]-[.A637]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[.A639]-[.A638]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[.A640]-[.A639]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[.A641]-[.A640]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[.A642]-[.A641]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[.A643]-[.A642]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[.A644]-[.A643]" office:value-type="float" office:value="0">
            <text:p>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f:=[.A645]-[.A644]" office:value-type="float" office:value="1">
            <text:p>1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f:=[.A646]-[.A645]" office:value-type="float" office:value="0">
            <text:p>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f:=[.A647]-[.A646]" office:value-type="float" office:value="0">
            <text:p>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f:=[.A648]-[.A647]" office:value-type="float" office:value="0">
            <text:p>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f:=[.A649]-[.A648]" office:value-type="float" office:value="0">
            <text:p>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f:=[.A650]-[.A649]" office:value-type="float" office:value="0">
            <text:p>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f:=[.A651]-[.A650]" office:value-type="float" office:value="0">
            <text:p>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[.A652]-[.A651]" office:value-type="float" office:value="1">
            <text:p>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[.A653]-[.A652]" office:value-type="float" office:value="0">
            <text:p>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[.A654]-[.A653]" office:value-type="float" office:value="0">
            <text:p>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[.A655]-[.A654]" office:value-type="float" office:value="0">
            <text:p>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[.A656]-[.A655]" office:value-type="float" office:value="0">
            <text:p>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[.A657]-[.A656]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[.A658]-[.A657]" office:value-type="float" office:value="1">
            <text:p>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[.A659]-[.A658]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[.A660]-[.A659]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[.A661]-[.A660]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[.A662]-[.A661]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[.A663]-[.A662]" office:value-type="float" office:value="0">
            <text:p>0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formula="of:=[.A664]-[.A663]" office:value-type="float" office:value="1">
            <text:p>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formula="of:=[.A665]-[.A664]" office:value-type="float" office:value="0">
            <text:p>0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formula="of:=[.A666]-[.A665]" office:value-type="float" office:value="0">
            <text:p>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[.A667]-[.A666]" office:value-type="float" office:value="1">
            <text:p>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[.A668]-[.A667]" office:value-type="float" office:value="0">
            <text:p>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[.A669]-[.A668]" office:value-type="float" office:value="0">
            <text:p>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[.A670]-[.A669]" office:value-type="float" office:value="0">
            <text:p>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[.A671]-[.A670]" office:value-type="float" office:value="0">
            <text:p>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[.A672]-[.A671]" office:value-type="float" office:value="0">
            <text:p>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[.A673]-[.A672]" office:value-type="float" office:value="0">
            <text:p>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[.A674]-[.A673]" office:value-type="float" office:value="0">
            <text:p>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[.A675]-[.A674]" office:value-type="float" office:value="1">
            <text:p>1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[.A676]-[.A675]" office:value-type="float" office:value="0">
            <text:p>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[.A677]-[.A676]" office:value-type="float" office:value="0">
            <text:p>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[.A678]-[.A677]" office:value-type="float" office:value="0">
            <text:p>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[.A679]-[.A678]"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.A680]-[.A679]" office:value-type="float" office:value="1">
            <text:p>1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.A681]-[.A680]"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.A682]-[.A681]"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.A683]-[.A682]"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.A684]-[.A683]"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.A685]-[.A684]"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.A686]-[.A685]"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.A687]-[.A686]"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.A688]-[.A687]"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.A689]-[.A688]"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.A690]-[.A689]"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.A691]-[.A690]"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.A692]-[.A691]"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[.A693]-[.A692]" office:value-type="float" office:value="0">
            <text:p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formula="of:=[.A694]-[.A693]" office:value-type="float" office:value="1">
            <text:p>1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formula="of:=[.A695]-[.A694]" office:value-type="float" office:value="0">
            <text:p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formula="of:=[.A696]-[.A695]" office:value-type="float" office:value="0">
            <text:p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formula="of:=[.A697]-[.A696]" office:value-type="float" office:value="0">
            <text:p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formula="of:=[.A698]-[.A697]"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[.A699]-[.A698]" office:value-type="float" office:value="1">
            <text:p>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[.A700]-[.A699]"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[.A701]-[.A700]"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[.A702]-[.A701]"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[.A703]-[.A702]"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[.A704]-[.A703]"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[.A705]-[.A704]"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[.A706]-[.A705]"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[.A707]-[.A706]"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[.A708]-[.A707]"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[.A709]-[.A708]"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[.A710]-[.A709]"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[.A711]-[.A710]" office:value-type="float" office:value="0">
            <text:p>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[.A712]-[.A711]" office:value-type="float" office:value="1">
            <text:p>1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[.A713]-[.A712]" office:value-type="float" office:value="0">
            <text:p>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[.A714]-[.A713]" office:value-type="float" office:value="0">
            <text:p>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[.A715]-[.A714]" office:value-type="float" office:value="0">
            <text:p>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[.A716]-[.A715]" office:value-type="float" office:value="0">
            <text:p>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[.A717]-[.A716]" office:value-type="float" office:value="0">
            <text:p>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[.A718]-[.A717]" office:value-type="float" office:value="0">
            <text:p>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[.A719]-[.A718]" office:value-type="float" office:value="0">
            <text:p>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[.A720]-[.A719]" office:value-type="float" office:value="0">
            <text:p>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[.A721]-[.A720]"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f:=[.A722]-[.A721]" office:value-type="float" office:value="1">
            <text:p>1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f:=[.A723]-[.A722]"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f:=[.A724]-[.A723]"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f:=[.A725]-[.A724]"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f:=[.A726]-[.A725]"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f:=[.A727]-[.A726]"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f:=[.A728]-[.A727]"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f:=[.A729]-[.A728]" office:value-type="float" office:value="0">
            <text:p>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formula="of:=[.A730]-[.A729]" office:value-type="float" office:value="1">
            <text:p>1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formula="of:=[.A731]-[.A730]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[.A732]-[.A731]" office:value-type="float" office:value="1">
            <text:p>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[.A733]-[.A732]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[.A734]-[.A733]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[.A735]-[.A734]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[.A736]-[.A735]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[.A737]-[.A736]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[.A738]-[.A737]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[.A739]-[.A738]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[.A740]-[.A739]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[.A741]-[.A740]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[.A742]-[.A741]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[.A743]-[.A742]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[.A744]-[.A743]" office:value-type="float" office:value="0">
            <text:p>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formula="of:=[.A745]-[.A744]" office:value-type="float" office:value="1">
            <text:p>1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formula="of:=[.A746]-[.A745]" office:value-type="float" office:value="0">
            <text:p>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formula="of:=[.A747]-[.A746]" office:value-type="float" office:value="0">
            <text:p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[.A748]-[.A747]" office:value-type="float" office:value="1">
            <text:p>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[.A749]-[.A748]" office:value-type="float" office:value="0">
            <text:p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[.A750]-[.A749]" office:value-type="float" office:value="0">
            <text:p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[.A751]-[.A750]" office:value-type="float" office:value="0">
            <text:p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[.A752]-[.A751]" office:value-type="float" office:value="0">
            <text:p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[.A753]-[.A752]" office:value-type="float" office:value="0">
            <text:p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[.A754]-[.A753]" office:value-type="float" office:value="0">
            <text:p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[.A755]-[.A754]" office:value-type="float" office:value="0">
            <text:p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[.A756]-[.A755]" office:value-type="float" office:value="0">
            <text:p>0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formula="of:=[.A757]-[.A756]" office:value-type="float" office:value="1">
            <text:p>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formula="of:=[.A758]-[.A757]" office:value-type="float" office:value="0">
            <text:p>0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formula="of:=[.A759]-[.A758]" office:value-type="float" office:value="0">
            <text:p>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[.A760]-[.A759]" office:value-type="float" office:value="1">
            <text:p>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[.A761]-[.A760]" office:value-type="float" office:value="0">
            <text:p>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[.A762]-[.A761]" office:value-type="float" office:value="0">
            <text:p>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[.A763]-[.A762]" office:value-type="float" office:value="0">
            <text:p>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[.A764]-[.A763]" office:value-type="float" office:value="0">
            <text:p>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[.A765]-[.A764]" office:value-type="float" office:value="0">
            <text:p>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[.A766]-[.A765]" office:value-type="float" office:value="0">
            <text:p>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[.A767]-[.A766]" office:value-type="float" office:value="0">
            <text:p>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[.A768]-[.A767]" office:value-type="float" office:value="0">
            <text:p>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[.A769]-[.A768]" office:value-type="float" office:value="0">
            <text:p>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[.A770]-[.A769]" office:value-type="float" office:value="0">
            <text:p>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[.A771]-[.A770]"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f:=[.A772]-[.A771]" office:value-type="float" office:value="1">
            <text:p>1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f:=[.A773]-[.A772]"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f:=[.A774]-[.A773]"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f:=[.A775]-[.A774]"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f:=[.A776]-[.A775]"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f:=[.A777]-[.A776]"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f:=[.A778]-[.A777]"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f:=[.A779]-[.A778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80]-[.A779]" office:value-type="float" office:value="1">
            <text:p>1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81]-[.A780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82]-[.A781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83]-[.A782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84]-[.A783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85]-[.A784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86]-[.A785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87]-[.A786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88]-[.A787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89]-[.A788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90]-[.A789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91]-[.A790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92]-[.A791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93]-[.A792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94]-[.A793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95]-[.A794]"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[.A796]-[.A795]" office:value-type="float" office:value="0">
            <text:p>0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formula="of:=[.A797]-[.A796]" office:value-type="float" office:value="1">
            <text:p>1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formula="of:=[.A798]-[.A797]" office:value-type="float" office:value="0">
            <text:p>0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formula="of:=[.A799]-[.A798]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[.A800]-[.A799]" office:value-type="float" office:value="1">
            <text:p>1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[.A801]-[.A800]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[.A802]-[.A801]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[.A803]-[.A802]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[.A804]-[.A803]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[.A805]-[.A804]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[.A806]-[.A805]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[.A807]-[.A806]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[.A808]-[.A807]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[.A809]-[.A808]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[.A810]-[.A809]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[.A811]-[.A810]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f:=[.A812]-[.A811]" office:value-type="float" office:value="1">
            <text:p>1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f:=[.A813]-[.A812]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f:=[.A814]-[.A813]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f:=[.A815]-[.A814]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f:=[.A816]-[.A815]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f:=[.A817]-[.A816]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f:=[.A818]-[.A817]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f:=[.A819]-[.A818]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.A820]-[.A819]" office:value-type="float" office:value="1">
            <text:p>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.A821]-[.A820]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.A822]-[.A821]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.A823]-[.A822]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.A824]-[.A823]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.A825]-[.A824]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.A826]-[.A825]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.A827]-[.A826]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.A828]-[.A827]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.A829]-[.A828]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.A830]-[.A829]" office:value-type="float" office:value="0">
            <text:p>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formula="of:=[.A831]-[.A830]" office:value-type="float" office:value="1">
            <text:p>1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formula="of:=[.A832]-[.A831]" office:value-type="float" office:value="0">
            <text:p>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formula="of:=[.A833]-[.A832]" office:value-type="float" office:value="0">
            <text:p>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formula="of:=[.A834]-[.A833]" office:value-type="float" office:value="0">
            <text:p>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formula="of:=[.A835]-[.A834]" office:value-type="float" office:value="0">
            <text:p>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formula="of:=[.A836]-[.A835]" office:value-type="float" office:value="0">
            <text:p>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formula="of:=[.A837]-[.A836]" office:value-type="float" office:value="0">
            <text:p>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formula="of:=[.A838]-[.A837]" office:value-type="float" office:value="0">
            <text:p>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[.A839]-[.A838]" office:value-type="float" office:value="1">
            <text:p>1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[.A840]-[.A839]" office:value-type="float" office:value="0">
            <text:p>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[.A841]-[.A840]" office:value-type="float" office:value="0">
            <text:p>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[.A842]-[.A841]" office:value-type="float" office:value="0">
            <text:p>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[.A843]-[.A842]" office:value-type="float" office:value="0">
            <text:p>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[.A844]-[.A843]" office:value-type="float" office:value="0">
            <text:p>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[.A845]-[.A844]" office:value-type="float" office:value="0">
            <text:p>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[.A846]-[.A845]" office:value-type="float" office:value="0">
            <text:p>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[.A847]-[.A846]" office:value-type="float" office:value="0">
            <text:p>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[.A848]-[.A847]" office:value-type="float" office:value="0">
            <text:p>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[.A849]-[.A848]" office:value-type="float" office:value="0">
            <text:p>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[.A850]-[.A849]" office:value-type="float" office:value="0">
            <text:p>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formula="of:=[.A851]-[.A850]" office:value-type="float" office:value="1">
            <text:p>1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formula="of:=[.A852]-[.A851]" office:value-type="float" office:value="0">
            <text:p>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formula="of:=[.A853]-[.A852]" office:value-type="float" office:value="0">
            <text:p>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formula="of:=[.A854]-[.A853]" office:value-type="float" office:value="0">
            <text:p>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formula="of:=[.A855]-[.A854]" office:value-type="float" office:value="1">
            <text:p>1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formula="of:=[.A856]-[.A855]" office:value-type="float" office:value="0">
            <text:p>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formula="of:=[.A857]-[.A856]" office:value-type="float" office:value="0">
            <text:p>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formula="of:=[.A858]-[.A857]" office:value-type="float" office:value="0">
            <text:p>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formula="of:=[.A859]-[.A858]" office:value-type="float" office:value="0">
            <text:p>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formula="of:=[.A860]-[.A859]" office:value-type="float" office:value="0">
            <text:p>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formula="of:=[.A861]-[.A860]" office:value-type="float" office:value="0">
            <text:p>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formula="of:=[.A862]-[.A861]"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formula="of:=[.A863]-[.A862]" office:value-type="float" office:value="1">
            <text:p>1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formula="of:=[.A864]-[.A863]"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formula="of:=[.A865]-[.A864]"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formula="of:=[.A866]-[.A865]"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formula="of:=[.A867]-[.A866]"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formula="of:=[.A868]-[.A867]"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formula="of:=[.A869]-[.A868]"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formula="of:=[.A870]-[.A869]"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formula="of:=[.A871]-[.A870]" office:value-type="float" office:value="0">
            <text:p>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formula="of:=[.A872]-[.A871]" office:value-type="float" office:value="1">
            <text:p>1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formula="of:=[.A873]-[.A872]" office:value-type="float" office:value="0">
            <text:p>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formula="of:=[.A874]-[.A873]" office:value-type="float" office:value="0">
            <text:p>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formula="of:=[.A875]-[.A874]" office:value-type="float" office:value="0">
            <text:p>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formula="of:=[.A876]-[.A875]" office:value-type="float" office:value="0">
            <text:p>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formula="of:=[.A877]-[.A876]" office:value-type="float" office:value="0">
            <text:p>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formula="of:=[.A878]-[.A877]" office:value-type="float" office:value="0">
            <text:p>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formula="of:=[.A879]-[.A878]" office:value-type="float" office:value="0">
            <text:p>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formula="of:=[.A880]-[.A879]" office:value-type="float" office:value="0">
            <text:p>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formula="of:=[.A881]-[.A880]" office:value-type="float" office:value="0">
            <text:p>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formula="of:=[.A882]-[.A881]" office:value-type="float" office:value="1">
            <text:p>1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formula="of:=[.A883]-[.A882]" office:value-type="float" office:value="0">
            <text:p>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formula="of:=[.A884]-[.A883]" office:value-type="float" office:value="0">
            <text:p>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formula="of:=[.A885]-[.A884]" office:value-type="float" office:value="0">
            <text:p>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formula="of:=[.A886]-[.A885]" office:value-type="float" office:value="0">
            <text:p>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formula="of:=[.A887]-[.A886]" office:value-type="float" office:value="0">
            <text:p>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formula="of:=[.A888]-[.A887]" office:value-type="float" office:value="0">
            <text:p>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formula="of:=[.A889]-[.A888]" office:value-type="float" office:value="0">
            <text:p>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formula="of:=[.A890]-[.A889]" office:value-type="float" office:value="0">
            <text:p>0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formula="of:=[.A891]-[.A890]" office:value-type="float" office:value="1">
            <text:p>1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formula="of:=[.A892]-[.A891]" office:value-type="float" office:value="0">
            <text:p>0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formula="of:=[.A893]-[.A892]" office:value-type="float" office:value="0">
            <text:p>0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formula="of:=[.A894]-[.A893]" office:value-type="float" office:value="0">
            <text:p>0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formula="of:=[.A895]-[.A894]" office:value-type="float" office:value="0">
            <text:p>0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formula="of:=[.A896]-[.A895]" office:value-type="float" office:value="0">
            <text:p>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formula="of:=[.A897]-[.A896]" office:value-type="float" office:value="1">
            <text:p>1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formula="of:=[.A898]-[.A897]" office:value-type="float" office:value="0">
            <text:p>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formula="of:=[.A899]-[.A898]" office:value-type="float" office:value="0">
            <text:p>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formula="of:=[.A900]-[.A899]" office:value-type="float" office:value="0">
            <text:p>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formula="of:=[.A901]-[.A900]" office:value-type="float" office:value="0">
            <text:p>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formula="of:=[.A902]-[.A901]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[.A903]-[.A902]" office:value-type="float" office:value="1">
            <text:p>1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[.A904]-[.A903]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[.A905]-[.A904]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[.A906]-[.A905]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[.A907]-[.A906]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[.A908]-[.A907]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[.A909]-[.A908]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[.A910]-[.A909]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[.A911]-[.A910]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[.A912]-[.A911]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[.A913]-[.A912]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[.A914]-[.A913]" office:value-type="float" office:value="0">
            <text:p>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formula="of:=[.A915]-[.A914]" office:value-type="float" office:value="1">
            <text:p>1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formula="of:=[.A916]-[.A915]" office:value-type="float" office:value="0">
            <text:p>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formula="of:=[.A917]-[.A916]" office:value-type="float" office:value="0">
            <text:p>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formula="of:=[.A918]-[.A917]" office:value-type="float" office:value="0">
            <text:p>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formula="of:=[.A919]-[.A918]" office:value-type="float" office:value="0">
            <text:p>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formula="of:=[.A920]-[.A919]" office:value-type="float" office:value="0">
            <text:p>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formula="of:=[.A921]-[.A920]" office:value-type="float" office:value="0">
            <text:p>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formula="of:=[.A922]-[.A921]" office:value-type="float" office:value="0">
            <text:p>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formula="of:=[.A923]-[.A922]" office:value-type="float" office:value="0">
            <text:p>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formula="of:=[.A924]-[.A923]" office:value-type="float" office:value="0">
            <text:p>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formula="of:=[.A925]-[.A924]" office:value-type="float" office:value="1">
            <text:p>1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formula="of:=[.A926]-[.A925]" office:value-type="float" office:value="0">
            <text:p>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formula="of:=[.A927]-[.A926]" office:value-type="float" office:value="0">
            <text:p>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formula="of:=[.A928]-[.A927]" office:value-type="float" office:value="0">
            <text:p>0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formula="of:=[.A929]-[.A928]" office:value-type="float" office:value="1">
            <text:p>1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formula="of:=[.A930]-[.A929]" office:value-type="float" office:value="0">
            <text:p>0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formula="of:=[.A931]-[.A930]" office:value-type="float" office:value="0">
            <text:p>0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formula="of:=[.A932]-[.A931]" office:value-type="float" office:value="0">
            <text:p>0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formula="of:=[.A933]-[.A932]" office:value-type="float" office:value="0">
            <text:p>0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formula="of:=[.A934]-[.A933]" office:value-type="float" office:value="0">
            <text:p>0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formula="of:=[.A935]-[.A934]" office:value-type="float" office:value="0">
            <text:p>0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formula="of:=[.A936]-[.A935]" office:value-type="float" office:value="0">
            <text:p>0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formula="of:=[.A937]-[.A936]" office:value-type="float" office:value="1">
            <text:p>1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formula="of:=[.A938]-[.A937]" office:value-type="float" office:value="0">
            <text:p>0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formula="of:=[.A939]-[.A938]" office:value-type="float" office:value="0">
            <text:p>0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formula="of:=[.A940]-[.A939]" office:value-type="float" office:value="0">
            <text:p>0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formula="of:=[.A941]-[.A940]" office:value-type="float" office:value="0">
            <text:p>0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formula="of:=[.A942]-[.A941]"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formula="of:=[.A943]-[.A942]" office:value-type="float" office:value="1">
            <text:p>1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formula="of:=[.A944]-[.A943]"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formula="of:=[.A945]-[.A944]"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formula="of:=[.A946]-[.A945]"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formula="of:=[.A947]-[.A946]"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formula="of:=[.A948]-[.A947]"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formula="of:=[.A949]-[.A948]"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formula="of:=[.A950]-[.A949]"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formula="of:=[.A951]-[.A950]" office:value-type="float" office:value="0">
            <text:p>0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formula="of:=[.A952]-[.A951]" office:value-type="float" office:value="1">
            <text:p>1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formula="of:=[.A953]-[.A952]" office:value-type="float" office:value="0">
            <text:p>0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formula="of:=[.A954]-[.A953]" office:value-type="float" office:value="0">
            <text:p>0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formula="of:=[.A955]-[.A954]" office:value-type="float" office:value="0">
            <text:p>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formula="of:=[.A956]-[.A955]" office:value-type="float" office:value="1">
            <text:p>1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formula="of:=[.A957]-[.A956]" office:value-type="float" office:value="0">
            <text:p>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formula="of:=[.A958]-[.A957]" office:value-type="float" office:value="0">
            <text:p>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formula="of:=[.A959]-[.A958]" office:value-type="float" office:value="0">
            <text:p>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formula="of:=[.A960]-[.A959]" office:value-type="float" office:value="0">
            <text:p>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formula="of:=[.A961]-[.A960]" office:value-type="float" office:value="0">
            <text:p>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formula="of:=[.A962]-[.A961]" office:value-type="float" office:value="0">
            <text:p>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formula="of:=[.A963]-[.A962]" office:value-type="float" office:value="1">
            <text:p>1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formula="of:=[.A964]-[.A963]" office:value-type="float" office:value="0">
            <text:p>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formula="of:=[.A965]-[.A964]" office:value-type="float" office:value="0">
            <text:p>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formula="of:=[.A966]-[.A965]" office:value-type="float" office:value="0">
            <text:p>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formula="of:=[.A967]-[.A966]" office:value-type="float" office:value="0">
            <text:p>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formula="of:=[.A968]-[.A967]" office:value-type="float" office:value="1">
            <text:p>1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formula="of:=[.A969]-[.A968]" office:value-type="float" office:value="0">
            <text:p>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formula="of:=[.A970]-[.A969]" office:value-type="float" office:value="0">
            <text:p>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formula="of:=[.A971]-[.A970]" office:value-type="float" office:value="0">
            <text:p>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formula="of:=[.A972]-[.A971]" office:value-type="float" office:value="0">
            <text:p>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formula="of:=[.A973]-[.A972]" office:value-type="float" office:value="0">
            <text:p>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formula="of:=[.A974]-[.A973]" office:value-type="float" office:value="0">
            <text:p>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formula="of:=[.A975]-[.A974]" office:value-type="float" office:value="0">
            <text:p>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formula="of:=[.A976]-[.A975]"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[.A977]-[.A976]" office:value-type="float" office:value="1">
            <text:p>1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[.A978]-[.A977]"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[.A979]-[.A978]"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[.A980]-[.A979]"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[.A981]-[.A980]"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[.A982]-[.A981]" office:value-type="float" office:value="0">
            <text:p>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formula="of:=[.A983]-[.A982]" office:value-type="float" office:value="1">
            <text:p>1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formula="of:=[.A984]-[.A983]" office:value-type="float" office:value="0">
            <text:p>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formula="of:=[.A985]-[.A984]" office:value-type="float" office:value="0">
            <text:p>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formula="of:=[.A986]-[.A985]" office:value-type="float" office:value="0">
            <text:p>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formula="of:=[.A987]-[.A986]" office:value-type="float" office:value="0">
            <text:p>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formula="of:=[.A988]-[.A987]" office:value-type="float" office:value="0">
            <text:p>0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formula="of:=[.A989]-[.A988]" office:value-type="float" office:value="1">
            <text:p>1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formula="of:=[.A990]-[.A989]" office:value-type="float" office:value="0">
            <text:p>0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formula="of:=[.A991]-[.A990]" office:value-type="float" office:value="0">
            <text:p>0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formula="of:=[.A992]-[.A991]" office:value-type="float" office:value="0">
            <text:p>0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formula="of:=[.A993]-[.A992]" office:value-type="float" office:value="0">
            <text:p>0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formula="of:=[.A994]-[.A993]" office:value-type="float" office:value="0">
            <text:p>0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formula="of:=[.A995]-[.A994]" office:value-type="float" office:value="0">
            <text:p>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formula="of:=[.A996]-[.A995]" office:value-type="float" office:value="1">
            <text:p>1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formula="of:=[.A997]-[.A996]" office:value-type="float" office:value="0">
            <text:p>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formula="of:=[.A998]-[.A997]" office:value-type="float" office:value="0">
            <text:p>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formula="of:=[.A999]-[.A998]" office:value-type="float" office:value="0">
            <text:p>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formula="of:=[.A1000]-[.A999]" office:value-type="float" office:value="0">
            <text:p>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formula="of:=[.A1001]-[.A1000]" office:value-type="float" office:value="0">
            <text:p>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formula="of:=[.A1002]-[.A1001]" office:value-type="float" office:value="0">
            <text:p>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formula="of:=[.A1003]-[.A1002]" office:value-type="float" office:value="0">
            <text:p>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formula="of:=[.A1004]-[.A1003]" office:value-type="float" office:value="0">
            <text:p>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formula="of:=[.A1005]-[.A1004]" office:value-type="float" office:value="0">
            <text:p>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formula="of:=[.A1006]-[.A1005]" office:value-type="float" office:value="1">
            <text:p>1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formula="of:=[.A1007]-[.A1006]" office:value-type="float" office:value="0">
            <text:p>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formula="of:=[.A1008]-[.A1007]" office:value-type="float" office:value="0">
            <text:p>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formula="of:=[.A1009]-[.A1008]" office:value-type="float" office:value="0">
            <text:p>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formula="of:=[.A1010]-[.A1009]" office:value-type="float" office:value="0">
            <text:p>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formula="of:=[.A1011]-[.A1010]" office:value-type="float" office:value="0">
            <text:p>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formula="of:=[.A1012]-[.A1011]" office:value-type="float" office:value="0">
            <text:p>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formula="of:=[.A1013]-[.A1012]" office:value-type="float" office:value="0">
            <text:p>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formula="of:=[.A1014]-[.A1013]"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[.A1015]-[.A1014]" office:value-type="float" office:value="1">
            <text:p>1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[.A1016]-[.A1015]"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[.A1017]-[.A1016]"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[.A1018]-[.A1017]"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[.A1019]-[.A1018]"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[.A1020]-[.A1019]"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[.A1021]-[.A1020]"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[.A1022]-[.A1021]"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[.A1023]-[.A1022]"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[.A1024]-[.A1023]"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[.A1025]-[.A1024]" office:value-type="float" office:value="0">
            <text:p>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formula="of:=[.A1026]-[.A1025]" office:value-type="float" office:value="1">
            <text:p>1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formula="of:=[.A1027]-[.A1026]" office:value-type="float" office:value="0">
            <text:p>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formula="of:=[.A1028]-[.A1027]" office:value-type="float" office:value="0">
            <text:p>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formula="of:=[.A1029]-[.A1028]" office:value-type="float" office:value="0">
            <text:p>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formula="of:=[.A1030]-[.A1029]" office:value-type="float" office:value="0">
            <text:p>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formula="of:=[.A1031]-[.A1030]" office:value-type="float" office:value="0">
            <text:p>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formula="of:=[.A1032]-[.A1031]" office:value-type="float" office:value="0">
            <text:p>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formula="of:=[.A1033]-[.A1032]" office:value-type="float" office:value="1">
            <text:p>1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formula="of:=[.A1034]-[.A1033]" office:value-type="float" office:value="0">
            <text:p>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formula="of:=[.A1035]-[.A1034]" office:value-type="float" office:value="0">
            <text:p>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formula="of:=[.A1036]-[.A1035]" office:value-type="float" office:value="0">
            <text:p>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formula="of:=[.A1037]-[.A1036]" office:value-type="float" office:value="0">
            <text:p>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formula="of:=[.A1038]-[.A1037]" office:value-type="float" office:value="0">
            <text:p>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formula="of:=[.A1039]-[.A1038]" office:value-type="float" office:value="0">
            <text:p>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formula="of:=[.A1040]-[.A1039]" office:value-type="float" office:value="0">
            <text:p>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formula="of:=[.A1041]-[.A1040]" office:value-type="float" office:value="0">
            <text:p>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formula="of:=[.A1042]-[.A1041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[.A1043]-[.A1042]" office:value-type="float" office:value="1">
            <text:p>1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[.A1044]-[.A1043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[.A1045]-[.A1044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[.A1046]-[.A1045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[.A1047]-[.A1046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[.A1048]-[.A1047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[.A1049]-[.A1048]" office:value-type="float" office:value="0">
            <text:p>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formula="of:=[.A1050]-[.A1049]" office:value-type="float" office:value="1">
            <text:p>1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formula="of:=[.A1051]-[.A1050]" office:value-type="float" office:value="0">
            <text:p>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formula="of:=[.A1052]-[.A1051]" office:value-type="float" office:value="0">
            <text:p>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formula="of:=[.A1053]-[.A1052]" office:value-type="float" office:value="0">
            <text:p>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formula="of:=[.A1054]-[.A1053]" office:value-type="float" office:value="0">
            <text:p>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formula="of:=[.A1055]-[.A1054]" office:value-type="float" office:value="0">
            <text:p>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formula="of:=[.A1056]-[.A1055]" office:value-type="float" office:value="0">
            <text:p>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formula="of:=[.A1057]-[.A1056]" office:value-type="float" office:value="0">
            <text:p>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formula="of:=[.A1058]-[.A1057]" office:value-type="float" office:value="0">
            <text:p>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formula="of:=[.A1059]-[.A1058]" office:value-type="float" office:value="1">
            <text:p>1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formula="of:=[.A1060]-[.A1059]" office:value-type="float" office:value="0">
            <text:p>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formula="of:=[.A1061]-[.A1060]" office:value-type="float" office:value="0">
            <text:p>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formula="of:=[.A1062]-[.A1061]" office:value-type="float" office:value="0">
            <text:p>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formula="of:=[.A1063]-[.A1062]" office:value-type="float" office:value="0">
            <text:p>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formula="of:=[.A1064]-[.A1063]" office:value-type="float" office:value="1">
            <text:p>1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formula="of:=[.A1065]-[.A1064]" office:value-type="float" office:value="0">
            <text:p>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formula="of:=[.A1066]-[.A1065]" office:value-type="float" office:value="0">
            <text:p>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formula="of:=[.A1067]-[.A1066]" office:value-type="float" office:value="0">
            <text:p>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formula="of:=[.A1068]-[.A1067]" office:value-type="float" office:value="0">
            <text:p>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formula="of:=[.A1069]-[.A1068]" office:value-type="float" office:value="0">
            <text:p>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formula="of:=[.A1070]-[.A1069]" office:value-type="float" office:value="0">
            <text:p>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formula="of:=[.A1071]-[.A1070]" office:value-type="float" office:value="0">
            <text:p>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formula="of:=[.A1072]-[.A1071]" office:value-type="float" office:value="0">
            <text:p>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formula="of:=[.A1073]-[.A1072]" office:value-type="float" office:value="0">
            <text:p>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formula="of:=[.A1074]-[.A1073]" office:value-type="float" office:value="1">
            <text:p>1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formula="of:=[.A1075]-[.A1074]" office:value-type="float" office:value="0">
            <text:p>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formula="of:=[.A1076]-[.A1075]" office:value-type="float" office:value="0">
            <text:p>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formula="of:=[.A1077]-[.A1076]" office:value-type="float" office:value="0">
            <text:p>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formula="of:=[.A1078]-[.A1077]" office:value-type="float" office:value="0">
            <text:p>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formula="of:=[.A1079]-[.A1078]" office:value-type="float" office:value="0">
            <text:p>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formula="of:=[.A1080]-[.A1079]" office:value-type="float" office:value="0">
            <text:p>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formula="of:=[.A1081]-[.A1080]" office:value-type="float" office:value="0">
            <text:p>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formula="of:=[.A1082]-[.A1081]" office:value-type="float" office:value="1">
            <text:p>1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formula="of:=[.A1083]-[.A1082]" office:value-type="float" office:value="0">
            <text:p>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formula="of:=[.A1084]-[.A1083]" office:value-type="float" office:value="0">
            <text:p>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formula="of:=[.A1085]-[.A1084]" office:value-type="float" office:value="0">
            <text:p>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formula="of:=[.A1086]-[.A1085]" office:value-type="float" office:value="0">
            <text:p>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formula="of:=[.A1087]-[.A1086]" office:value-type="float" office:value="0">
            <text:p>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formula="of:=[.A1088]-[.A1087]" office:value-type="float" office:value="0">
            <text:p>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formula="of:=[.A1089]-[.A1088]" office:value-type="float" office:value="0">
            <text:p>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formula="of:=[.A1090]-[.A1089]" office:value-type="float" office:value="1">
            <text:p>1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formula="of:=[.A1091]-[.A1090]" office:value-type="float" office:value="0">
            <text:p>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formula="of:=[.A1092]-[.A1091]" office:value-type="float" office:value="0">
            <text:p>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formula="of:=[.A1093]-[.A1092]" office:value-type="float" office:value="0">
            <text:p>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formula="of:=[.A1094]-[.A1093]" office:value-type="float" office:value="0">
            <text:p>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formula="of:=[.A1095]-[.A1094]" office:value-type="float" office:value="0">
            <text:p>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formula="of:=[.A1096]-[.A1095]" office:value-type="float" office:value="0">
            <text:p>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formula="of:=[.A1097]-[.A1096]" office:value-type="float" office:value="1">
            <text:p>1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formula="of:=[.A1098]-[.A1097]" office:value-type="float" office:value="0">
            <text:p>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formula="of:=[.A1099]-[.A1098]" office:value-type="float" office:value="0">
            <text:p>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formula="of:=[.A1100]-[.A1099]" office:value-type="float" office:value="0">
            <text:p>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formula="of:=[.A1101]-[.A1100]" office:value-type="float" office:value="0">
            <text:p>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formula="of:=[.A1102]-[.A1101]" office:value-type="float" office:value="0">
            <text:p>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formula="of:=[.A1103]-[.A1102]" office:value-type="float" office:value="0">
            <text:p>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formula="of:=[.A1104]-[.A1103]" office:value-type="float" office:value="0">
            <text:p>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formula="of:=[.A1105]-[.A1104]" office:value-type="float" office:value="0">
            <text:p>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formula="of:=[.A1106]-[.A1105]" office:value-type="float" office:value="1">
            <text:p>1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formula="of:=[.A1107]-[.A1106]" office:value-type="float" office:value="0">
            <text:p>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formula="of:=[.A1108]-[.A1107]" office:value-type="float" office:value="0">
            <text:p>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formula="of:=[.A1109]-[.A1108]" office:value-type="float" office:value="0">
            <text:p>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formula="of:=[.A1110]-[.A1109]" office:value-type="float" office:value="0">
            <text:p>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formula="of:=[.A1111]-[.A1110]" office:value-type="float" office:value="1">
            <text:p>1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formula="of:=[.A1112]-[.A1111]" office:value-type="float" office:value="0">
            <text:p>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formula="of:=[.A1113]-[.A1112]" office:value-type="float" office:value="0">
            <text:p>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formula="of:=[.A1114]-[.A1113]" office:value-type="float" office:value="0">
            <text:p>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formula="of:=[.A1115]-[.A1114]" office:value-type="float" office:value="0">
            <text:p>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formula="of:=[.A1116]-[.A1115]" office:value-type="float" office:value="0">
            <text:p>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formula="of:=[.A1117]-[.A1116]" office:value-type="float" office:value="0">
            <text:p>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formula="of:=[.A1118]-[.A1117]" office:value-type="float" office:value="0">
            <text:p>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formula="of:=[.A1119]-[.A1118]" office:value-type="float" office:value="0">
            <text:p>0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formula="of:=[.A1120]-[.A1119]" office:value-type="float" office:value="1">
            <text:p>1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formula="of:=[.A1121]-[.A1120]" office:value-type="float" office:value="0">
            <text:p>0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formula="of:=[.A1122]-[.A1121]" office:value-type="float" office:value="0">
            <text:p>0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formula="of:=[.A1123]-[.A1122]" office:value-type="float" office:value="0">
            <text:p>0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formula="of:=[.A1124]-[.A1123]" office:value-type="float" office:value="0">
            <text:p>0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formula="of:=[.A1125]-[.A1124]" office:value-type="float" office:value="0">
            <text:p>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formula="of:=[.A1126]-[.A1125]" office:value-type="float" office:value="1">
            <text:p>1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formula="of:=[.A1127]-[.A1126]" office:value-type="float" office:value="0">
            <text:p>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formula="of:=[.A1128]-[.A1127]" office:value-type="float" office:value="0">
            <text:p>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formula="of:=[.A1129]-[.A1128]" office:value-type="float" office:value="0">
            <text:p>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formula="of:=[.A1130]-[.A1129]" office:value-type="float" office:value="0">
            <text:p>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formula="of:=[.A1131]-[.A1130]" office:value-type="float" office:value="0">
            <text:p>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formula="of:=[.A1132]-[.A1131]" office:value-type="float" office:value="0">
            <text:p>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formula="of:=[.A1133]-[.A1132]" office:value-type="float" office:value="0">
            <text:p>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formula="of:=[.A1134]-[.A1133]" office:value-type="float" office:value="0">
            <text:p>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formula="of:=[.A1135]-[.A1134]" office:value-type="float" office:value="0">
            <text:p>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formula="of:=[.A1136]-[.A1135]" office:value-type="float" office:value="1">
            <text:p>1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formula="of:=[.A1137]-[.A1136]" office:value-type="float" office:value="0">
            <text:p>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formula="of:=[.A1138]-[.A1137]" office:value-type="float" office:value="0">
            <text:p>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formula="of:=[.A1139]-[.A1138]" office:value-type="float" office:value="0">
            <text:p>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formula="of:=[.A1140]-[.A1139]" office:value-type="float" office:value="0">
            <text:p>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formula="of:=[.A1141]-[.A1140]" office:value-type="float" office:value="0">
            <text:p>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formula="of:=[.A1142]-[.A1141]" office:value-type="float" office:value="0">
            <text:p>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formula="of:=[.A1143]-[.A1142]" office:value-type="float" office:value="0">
            <text:p>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formula="of:=[.A1144]-[.A1143]" office:value-type="float" office:value="1">
            <text:p>1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formula="of:=[.A1145]-[.A1144]" office:value-type="float" office:value="0">
            <text:p>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formula="of:=[.A1146]-[.A1145]" office:value-type="float" office:value="0">
            <text:p>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formula="of:=[.A1147]-[.A1146]" office:value-type="float" office:value="0">
            <text:p>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formula="of:=[.A1148]-[.A1147]" office:value-type="float" office:value="0">
            <text:p>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formula="of:=[.A1149]-[.A1148]" office:value-type="float" office:value="0">
            <text:p>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formula="of:=[.A1150]-[.A1149]" office:value-type="float" office:value="0">
            <text:p>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formula="of:=[.A1151]-[.A1150]" office:value-type="float" office:value="0">
            <text:p>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formula="of:=[.A1152]-[.A1151]" office:value-type="float" office:value="0">
            <text:p>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formula="of:=[.A1153]-[.A1152]" office:value-type="float" office:value="0">
            <text:p>0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formula="of:=[.A1154]-[.A1153]" office:value-type="float" office:value="1">
            <text:p>1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formula="of:=[.A1155]-[.A1154]" office:value-type="float" office:value="0">
            <text:p>0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formula="of:=[.A1156]-[.A1155]" office:value-type="float" office:value="0">
            <text:p>0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formula="of:=[.A1157]-[.A1156]" office:value-type="float" office:value="0">
            <text:p>0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formula="of:=[.A1158]-[.A1157]" office:value-type="float" office:value="0">
            <text:p>0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formula="of:=[.A1159]-[.A1158]" office:value-type="float" office:value="0">
            <text:p>0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formula="of:=[.A1160]-[.A1159]" office:value-type="float" office:value="0">
            <text:p>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table:formula="of:=[.A1161]-[.A1160]" office:value-type="float" office:value="1">
            <text:p>1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table:formula="of:=[.A1162]-[.A1161]" office:value-type="float" office:value="0">
            <text:p>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table:formula="of:=[.A1163]-[.A1162]" office:value-type="float" office:value="0">
            <text:p>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table:formula="of:=[.A1164]-[.A1163]" office:value-type="float" office:value="0">
            <text:p>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table:formula="of:=[.A1165]-[.A1164]" office:value-type="float" office:value="0">
            <text:p>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table:formula="of:=[.A1166]-[.A1165]" office:value-type="float" office:value="0">
            <text:p>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table:formula="of:=[.A1167]-[.A1166]" office:value-type="float" office:value="0">
            <text:p>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formula="of:=[.A1168]-[.A1167]" office:value-type="float" office:value="1">
            <text:p>1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formula="of:=[.A1169]-[.A1168]" office:value-type="float" office:value="0">
            <text:p>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formula="of:=[.A1170]-[.A1169]" office:value-type="float" office:value="0">
            <text:p>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formula="of:=[.A1171]-[.A1170]" office:value-type="float" office:value="0">
            <text:p>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formula="of:=[.A1172]-[.A1171]" office:value-type="float" office:value="0">
            <text:p>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formula="of:=[.A1173]-[.A1172]" office:value-type="float" office:value="0">
            <text:p>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formula="of:=[.A1174]-[.A1173]" office:value-type="float" office:value="0">
            <text:p>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formula="of:=[.A1175]-[.A1174]" office:value-type="float" office:value="0">
            <text:p>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formula="of:=[.A1176]-[.A1175]" office:value-type="float" office:value="0">
            <text:p>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formula="of:=[.A1177]-[.A1176]" office:value-type="float" office:value="0">
            <text:p>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formula="of:=[.A1178]-[.A1177]" office:value-type="float" office:value="1">
            <text:p>1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formula="of:=[.A1179]-[.A1178]" office:value-type="float" office:value="0">
            <text:p>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formula="of:=[.A1180]-[.A1179]" office:value-type="float" office:value="0">
            <text:p>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formula="of:=[.A1181]-[.A1180]" office:value-type="float" office:value="0">
            <text:p>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formula="of:=[.A1182]-[.A1181]" office:value-type="float" office:value="0">
            <text:p>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formula="of:=[.A1183]-[.A1182]" office:value-type="float" office:value="0">
            <text:p>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formula="of:=[.A1184]-[.A1183]" office:value-type="float" office:value="0">
            <text:p>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formula="of:=[.A1185]-[.A1184]" office:value-type="float" office:value="0">
            <text:p>0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table:formula="of:=[.A1186]-[.A1185]" office:value-type="float" office:value="1">
            <text:p>1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formula="of:=[.A1187]-[.A1186]" office:value-type="float" office:value="1">
            <text:p>1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formula="of:=[.A1188]-[.A1187]" office:value-type="float" office:value="0">
            <text:p>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formula="of:=[.A1189]-[.A1188]" office:value-type="float" office:value="0">
            <text:p>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formula="of:=[.A1190]-[.A1189]" office:value-type="float" office:value="0">
            <text:p>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formula="of:=[.A1191]-[.A1190]" office:value-type="float" office:value="0">
            <text:p>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formula="of:=[.A1192]-[.A1191]" office:value-type="float" office:value="0">
            <text:p>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formula="of:=[.A1193]-[.A1192]" office:value-type="float" office:value="0">
            <text:p>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formula="of:=[.A1194]-[.A1193]" office:value-type="float" office:value="0">
            <text:p>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formula="of:=[.A1195]-[.A1194]" office:value-type="float" office:value="1">
            <text:p>1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formula="of:=[.A1196]-[.A1195]" office:value-type="float" office:value="0">
            <text:p>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formula="of:=[.A1197]-[.A1196]" office:value-type="float" office:value="0">
            <text:p>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formula="of:=[.A1198]-[.A1197]" office:value-type="float" office:value="0">
            <text:p>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formula="of:=[.A1199]-[.A1198]" office:value-type="float" office:value="0">
            <text:p>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formula="of:=[.A1200]-[.A1199]" office:value-type="float" office:value="0">
            <text:p>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formula="of:=[.A1201]-[.A1200]" office:value-type="float" office:value="0">
            <text:p>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formula="of:=[.A1202]-[.A1201]" office:value-type="float" office:value="0">
            <text:p>0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formula="of:=[.A1203]-[.A1202]" office:value-type="float" office:value="1">
            <text:p>1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formula="of:=[.A1204]-[.A1203]" office:value-type="float" office:value="0">
            <text:p>0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formula="of:=[.A1205]-[.A1204]" office:value-type="float" office:value="0">
            <text:p>0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formula="of:=[.A1206]-[.A1205]" office:value-type="float" office:value="0">
            <text:p>0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formula="of:=[.A1207]-[.A1206]" office:value-type="float" office:value="0">
            <text:p>0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formula="of:=[.A1208]-[.A1207]" office:value-type="float" office:value="0">
            <text:p>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[.A1209]-[.A1208]" office:value-type="float" office:value="1">
            <text:p>1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[.A1210]-[.A1209]" office:value-type="float" office:value="0">
            <text:p>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[.A1211]-[.A1210]" office:value-type="float" office:value="0">
            <text:p>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[.A1212]-[.A1211]" office:value-type="float" office:value="0">
            <text:p>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[.A1213]-[.A1212]" office:value-type="float" office:value="0">
            <text:p>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[.A1214]-[.A1213]" office:value-type="float" office:value="0">
            <text:p>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[.A1215]-[.A1214]" office:value-type="float" office:value="0">
            <text:p>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[.A1216]-[.A1215]" office:value-type="float" office:value="0">
            <text:p>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[.A1217]-[.A1216]" office:value-type="float" office:value="0">
            <text:p>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[.A1218]-[.A1217]" office:value-type="float" office:value="0">
            <text:p>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formula="of:=[.A1219]-[.A1218]" office:value-type="float" office:value="1">
            <text:p>1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formula="of:=[.A1220]-[.A1219]" office:value-type="float" office:value="0">
            <text:p>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formula="of:=[.A1221]-[.A1220]" office:value-type="float" office:value="0">
            <text:p>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formula="of:=[.A1222]-[.A1221]" office:value-type="float" office:value="0">
            <text:p>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formula="of:=[.A1223]-[.A1222]" office:value-type="float" office:value="0">
            <text:p>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formula="of:=[.A1224]-[.A1223]" office:value-type="float" office:value="0">
            <text:p>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formula="of:=[.A1225]-[.A1224]" office:value-type="float" office:value="0">
            <text:p>0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table:formula="of:=[.A1226]-[.A1225]" office:value-type="float" office:value="1">
            <text:p>1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table:formula="of:=[.A1227]-[.A1226]" office:value-type="float" office:value="0">
            <text:p>0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table:formula="of:=[.A1228]-[.A1227]" office:value-type="float" office:value="0">
            <text:p>0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table:formula="of:=[.A1229]-[.A1228]" office:value-type="float" office:value="0">
            <text:p>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f:=[.A1230]-[.A1229]" office:value-type="float" office:value="1">
            <text:p>1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f:=[.A1231]-[.A1230]" office:value-type="float" office:value="0">
            <text:p>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f:=[.A1232]-[.A1231]" office:value-type="float" office:value="0">
            <text:p>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f:=[.A1233]-[.A1232]" office:value-type="float" office:value="0">
            <text:p>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f:=[.A1234]-[.A1233]" office:value-type="float" office:value="0">
            <text:p>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f:=[.A1235]-[.A1234]" office:value-type="float" office:value="0">
            <text:p>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f:=[.A1236]-[.A1235]" office:value-type="float" office:value="0">
            <text:p>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f:=[.A1237]-[.A1236]" office:value-type="float" office:value="0">
            <text:p>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f:=[.A1238]-[.A1237]" office:value-type="float" office:value="0">
            <text:p>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f:=[.A1239]-[.A1238]" office:value-type="float" office:value="0">
            <text:p>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f:=[.A1240]-[.A1239]" office:value-type="float" office:value="0">
            <text:p>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f:=[.A1241]-[.A1240]" office:value-type="float" office:value="0">
            <text:p>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formula="of:=[.A1242]-[.A1241]" office:value-type="float" office:value="1">
            <text:p>1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formula="of:=[.A1243]-[.A1242]" office:value-type="float" office:value="0">
            <text:p>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formula="of:=[.A1244]-[.A1243]" office:value-type="float" office:value="0">
            <text:p>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formula="of:=[.A1245]-[.A1244]" office:value-type="float" office:value="0">
            <text:p>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formula="of:=[.A1246]-[.A1245]" office:value-type="float" office:value="0">
            <text:p>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formula="of:=[.A1247]-[.A1246]" office:value-type="float" office:value="0">
            <text:p>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formula="of:=[.A1248]-[.A1247]" office:value-type="float" office:value="0">
            <text:p>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formula="of:=[.A1249]-[.A1248]" office:value-type="float" office:value="0">
            <text:p>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formula="of:=[.A1250]-[.A1249]" office:value-type="float" office:value="1">
            <text:p>1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formula="of:=[.A1251]-[.A1250]" office:value-type="float" office:value="0">
            <text:p>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formula="of:=[.A1252]-[.A1251]" office:value-type="float" office:value="0">
            <text:p>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formula="of:=[.A1253]-[.A1252]" office:value-type="float" office:value="0">
            <text:p>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formula="of:=[.A1254]-[.A1253]" office:value-type="float" office:value="0">
            <text:p>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formula="of:=[.A1255]-[.A1254]" office:value-type="float" office:value="0">
            <text:p>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formula="of:=[.A1256]-[.A1255]" office:value-type="float" office:value="0">
            <text:p>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formula="of:=[.A1257]-[.A1256]" office:value-type="float" office:value="0">
            <text:p>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formula="of:=[.A1258]-[.A1257]" office:value-type="float" office:value="0">
            <text:p>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table:formula="of:=[.A1259]-[.A1258]" office:value-type="float" office:value="1">
            <text:p>1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table:formula="of:=[.A1260]-[.A1259]" office:value-type="float" office:value="0">
            <text:p>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table:formula="of:=[.A1261]-[.A1260]" office:value-type="float" office:value="0">
            <text:p>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table:formula="of:=[.A1262]-[.A1261]" office:value-type="float" office:value="0">
            <text:p>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table:formula="of:=[.A1263]-[.A1262]" office:value-type="float" office:value="0">
            <text:p>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table:formula="of:=[.A1264]-[.A1263]" office:value-type="float" office:value="0">
            <text:p>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table:formula="of:=[.A1265]-[.A1264]" office:value-type="float" office:value="0">
            <text:p>0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formula="of:=[.A1266]-[.A1265]" office:value-type="float" office:value="1">
            <text:p>1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formula="of:=[.A1267]-[.A1266]" office:value-type="float" office:value="0">
            <text:p>0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formula="of:=[.A1268]-[.A1267]" office:value-type="float" office:value="0">
            <text:p>0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formula="of:=[.A1269]-[.A1268]" office:value-type="float" office:value="0">
            <text:p>0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formula="of:=[.A1270]-[.A1269]" office:value-type="float" office:value="0">
            <text:p>0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formula="of:=[.A1271]-[.A1270]" office:value-type="float" office:value="0">
            <text:p>0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formula="of:=[.A1272]-[.A1271]" office:value-type="float" office:value="0">
            <text:p>0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formula="of:=[.A1273]-[.A1272]" office:value-type="float" office:value="0">
            <text:p>0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formula="of:=[.A1274]-[.A1273]" office:value-type="float" office:value="0">
            <text:p>0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formula="of:=[.A1275]-[.A1274]" office:value-type="float" office:value="1">
            <text:p>1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formula="of:=[.A1276]-[.A1275]" office:value-type="float" office:value="0">
            <text:p>0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formula="of:=[.A1277]-[.A1276]" office:value-type="float" office:value="0">
            <text:p>0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formula="of:=[.A1278]-[.A1277]" office:value-type="float" office:value="0">
            <text:p>0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formula="of:=[.A1279]-[.A1278]" office:value-type="float" office:value="0">
            <text:p>0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formula="of:=[.A1280]-[.A1279]" office:value-type="float" office:value="0">
            <text:p>0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formula="of:=[.A1281]-[.A1280]" office:value-type="float" office:value="0">
            <text:p>0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formula="of:=[.A1282]-[.A1281]" office:value-type="float" office:value="0">
            <text:p>0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formula="of:=[.A1283]-[.A1282]" office:value-type="float" office:value="1">
            <text:p>1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formula="of:=[.A1284]-[.A1283]" office:value-type="float" office:value="0">
            <text:p>0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formula="of:=[.A1285]-[.A1284]" office:value-type="float" office:value="0">
            <text:p>0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formula="of:=[.A1286]-[.A1285]" office:value-type="float" office:value="0">
            <text:p>0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formula="of:=[.A1287]-[.A1286]" office:value-type="float" office:value="0">
            <text:p>0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formula="of:=[.A1288]-[.A1287]" office:value-type="float" office:value="0">
            <text:p>0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formula="of:=[.A1289]-[.A1288]" office:value-type="float" office:value="0">
            <text:p>0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formula="of:=[.A1290]-[.A1289]" office:value-type="float" office:value="0">
            <text:p>0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formula="of:=[.A1291]-[.A1290]" office:value-type="float" office:value="0">
            <text:p>0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formula="of:=[.A1292]-[.A1291]" office:value-type="float" office:value="1">
            <text:p>1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formula="of:=[.A1293]-[.A1292]" office:value-type="float" office:value="0">
            <text:p>0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formula="of:=[.A1294]-[.A1293]" office:value-type="float" office:value="0">
            <text:p>0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formula="of:=[.A1295]-[.A1294]" office:value-type="float" office:value="0">
            <text:p>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formula="of:=[.A1296]-[.A1295]" office:value-type="float" office:value="1">
            <text:p>1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formula="of:=[.A1297]-[.A1296]" office:value-type="float" office:value="0">
            <text:p>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formula="of:=[.A1298]-[.A1297]" office:value-type="float" office:value="0">
            <text:p>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formula="of:=[.A1299]-[.A1298]" office:value-type="float" office:value="0">
            <text:p>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formula="of:=[.A1300]-[.A1299]" office:value-type="float" office:value="0">
            <text:p>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formula="of:=[.A1301]-[.A1300]" office:value-type="float" office:value="0">
            <text:p>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formula="of:=[.A1302]-[.A1301]" office:value-type="float" office:value="0">
            <text:p>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formula="of:=[.A1303]-[.A1302]" office:value-type="float" office:value="0">
            <text:p>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formula="of:=[.A1304]-[.A1303]" office:value-type="float" office:value="0">
            <text:p>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formula="of:=[.A1305]-[.A1304]" office:value-type="float" office:value="0">
            <text:p>0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table:formula="of:=[.A1306]-[.A1305]" office:value-type="float" office:value="1">
            <text:p>1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table:formula="of:=[.A1307]-[.A1306]" office:value-type="float" office:value="0">
            <text:p>0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table:formula="of:=[.A1308]-[.A1307]" office:value-type="float" office:value="0">
            <text:p>0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table:formula="of:=[.A1309]-[.A1308]" office:value-type="float" office:value="0">
            <text:p>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formula="of:=[.A1310]-[.A1309]" office:value-type="float" office:value="1">
            <text:p>1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formula="of:=[.A1311]-[.A1310]" office:value-type="float" office:value="0">
            <text:p>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formula="of:=[.A1312]-[.A1311]" office:value-type="float" office:value="0">
            <text:p>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formula="of:=[.A1313]-[.A1312]" office:value-type="float" office:value="0">
            <text:p>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formula="of:=[.A1314]-[.A1313]" office:value-type="float" office:value="0">
            <text:p>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formula="of:=[.A1315]-[.A1314]" office:value-type="float" office:value="0">
            <text:p>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formula="of:=[.A1316]-[.A1315]" office:value-type="float" office:value="0">
            <text:p>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formula="of:=[.A1317]-[.A1316]" office:value-type="float" office:value="0">
            <text:p>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formula="of:=[.A1318]-[.A1317]" office:value-type="float" office:value="0">
            <text:p>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formula="of:=[.A1319]-[.A1318]" office:value-type="float" office:value="0">
            <text:p>0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formula="of:=[.A1320]-[.A1319]" office:value-type="float" office:value="1">
            <text:p>1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formula="of:=[.A1321]-[.A1320]" office:value-type="float" office:value="0">
            <text:p>0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formula="of:=[.A1322]-[.A1321]" office:value-type="float" office:value="0">
            <text:p>0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formula="of:=[.A1323]-[.A1322]" office:value-type="float" office:value="0">
            <text:p>0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formula="of:=[.A1324]-[.A1323]" office:value-type="float" office:value="0">
            <text:p>0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formula="of:=[.A1325]-[.A1324]" office:value-type="float" office:value="0">
            <text:p>0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formula="of:=[.A1326]-[.A1325]" office:value-type="float" office:value="0">
            <text:p>0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formula="of:=[.A1327]-[.A1326]" office:value-type="float" office:value="0">
            <text:p>0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formula="of:=[.A1328]-[.A1327]" office:value-type="float" office:value="0">
            <text:p>0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formula="of:=[.A1329]-[.A1328]" office:value-type="float" office:value="1">
            <text:p>1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formula="of:=[.A1330]-[.A1329]" office:value-type="float" office:value="0">
            <text:p>0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formula="of:=[.A1331]-[.A1330]" office:value-type="float" office:value="0">
            <text:p>0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formula="of:=[.A1332]-[.A1331]" office:value-type="float" office:value="0">
            <text:p>0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formula="of:=[.A1333]-[.A1332]" office:value-type="float" office:value="0">
            <text:p>0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formula="of:=[.A1334]-[.A1333]" office:value-type="float" office:value="0">
            <text:p>0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formula="of:=[.A1335]-[.A1334]" office:value-type="float" office:value="1">
            <text:p>1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formula="of:=[.A1336]-[.A1335]" office:value-type="float" office:value="0">
            <text:p>0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formula="of:=[.A1337]-[.A1336]" office:value-type="float" office:value="0">
            <text:p>0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formula="of:=[.A1338]-[.A1337]" office:value-type="float" office:value="0">
            <text:p>0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formula="of:=[.A1339]-[.A1338]" office:value-type="float" office:value="0">
            <text:p>0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formula="of:=[.A1340]-[.A1339]" office:value-type="float" office:value="0">
            <text:p>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table:formula="of:=[.A1341]-[.A1340]" office:value-type="float" office:value="1">
            <text:p>1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table:formula="of:=[.A1342]-[.A1341]" office:value-type="float" office:value="0">
            <text:p>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table:formula="of:=[.A1343]-[.A1342]" office:value-type="float" office:value="0">
            <text:p>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table:formula="of:=[.A1344]-[.A1343]" office:value-type="float" office:value="0">
            <text:p>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table:formula="of:=[.A1345]-[.A1344]" office:value-type="float" office:value="0">
            <text:p>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table:formula="of:=[.A1346]-[.A1345]" office:value-type="float" office:value="0">
            <text:p>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table:formula="of:=[.A1347]-[.A1346]" office:value-type="float" office:value="0">
            <text:p>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table:formula="of:=[.A1348]-[.A1347]" office:value-type="float" office:value="0">
            <text:p>0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table:formula="of:=[.A1349]-[.A1348]" office:value-type="float" office:value="1">
            <text:p>1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table:formula="of:=[.A1350]-[.A1349]" office:value-type="float" office:value="0">
            <text:p>0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table:formula="of:=[.A1351]-[.A1350]" office:value-type="float" office:value="0">
            <text:p>0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table:formula="of:=[.A1352]-[.A1351]" office:value-type="float" office:value="0">
            <text:p>0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table:formula="of:=[.A1353]-[.A1352]" office:value-type="float" office:value="0">
            <text:p>0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table:formula="of:=[.A1354]-[.A1353]" office:value-type="float" office:value="0">
            <text:p>0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table:formula="of:=[.A1355]-[.A1354]" office:value-type="float" office:value="0">
            <text:p>0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table:formula="of:=[.A1356]-[.A1355]" office:value-type="float" office:value="0">
            <text:p>0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table:formula="of:=[.A1357]-[.A1356]" office:value-type="float" office:value="1">
            <text:p>1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table:formula="of:=[.A1358]-[.A1357]" office:value-type="float" office:value="0">
            <text:p>0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table:formula="of:=[.A1359]-[.A1358]" office:value-type="float" office:value="0">
            <text:p>0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table:formula="of:=[.A1360]-[.A1359]" office:value-type="float" office:value="0">
            <text:p>0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table:formula="of:=[.A1361]-[.A1360]" office:value-type="float" office:value="0">
            <text:p>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[.A1362]-[.A1361]" office:value-type="float" office:value="1">
            <text:p>1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[.A1363]-[.A1362]" office:value-type="float" office:value="0">
            <text:p>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[.A1364]-[.A1363]" office:value-type="float" office:value="0">
            <text:p>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[.A1365]-[.A1364]" office:value-type="float" office:value="0">
            <text:p>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[.A1366]-[.A1365]" office:value-type="float" office:value="0">
            <text:p>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[.A1367]-[.A1366]" office:value-type="float" office:value="0">
            <text:p>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[.A1368]-[.A1367]" office:value-type="float" office:value="0">
            <text:p>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[.A1369]-[.A1368]" office:value-type="float" office:value="0">
            <text:p>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[.A1370]-[.A1369]" office:value-type="float" office:value="0">
            <text:p>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[.A1371]-[.A1370]" office:value-type="float" office:value="0">
            <text:p>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[.A1372]-[.A1371]" office:value-type="float" office:value="0">
            <text:p>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[.A1373]-[.A1372]" office:value-type="float" office:value="0">
            <text:p>0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formula="of:=[.A1374]-[.A1373]" office:value-type="float" office:value="1">
            <text:p>1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formula="of:=[.A1375]-[.A1374]" office:value-type="float" office:value="0">
            <text:p>0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formula="of:=[.A1376]-[.A1375]" office:value-type="float" office:value="0">
            <text:p>0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formula="of:=[.A1377]-[.A1376]" office:value-type="float" office:value="0">
            <text:p>0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formula="of:=[.A1378]-[.A1377]" office:value-type="float" office:value="0">
            <text:p>0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formula="of:=[.A1379]-[.A1378]" office:value-type="float" office:value="0">
            <text:p>0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formula="of:=[.A1380]-[.A1379]" office:value-type="float" office:value="0">
            <text:p>0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formula="of:=[.A1381]-[.A1380]" office:value-type="float" office:value="0">
            <text:p>0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formula="of:=[.A1382]-[.A1381]" office:value-type="float" office:value="1">
            <text:p>1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formula="of:=[.A1383]-[.A1382]" office:value-type="float" office:value="0">
            <text:p>0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formula="of:=[.A1384]-[.A1383]" office:value-type="float" office:value="0">
            <text:p>0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formula="of:=[.A1385]-[.A1384]" office:value-type="float" office:value="0">
            <text:p>0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formula="of:=[.A1386]-[.A1385]" office:value-type="float" office:value="0">
            <text:p>0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formula="of:=[.A1387]-[.A1386]" office:value-type="float" office:value="0">
            <text:p>0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formula="of:=[.A1388]-[.A1387]" office:value-type="float" office:value="0">
            <text:p>0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formula="of:=[.A1389]-[.A1388]" office:value-type="float" office:value="0">
            <text:p>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table:formula="of:=[.A1390]-[.A1389]" office:value-type="float" office:value="1">
            <text:p>1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table:formula="of:=[.A1391]-[.A1390]" office:value-type="float" office:value="0">
            <text:p>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table:formula="of:=[.A1392]-[.A1391]" office:value-type="float" office:value="0">
            <text:p>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table:formula="of:=[.A1393]-[.A1392]" office:value-type="float" office:value="0">
            <text:p>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table:formula="of:=[.A1394]-[.A1393]" office:value-type="float" office:value="0">
            <text:p>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table:formula="of:=[.A1395]-[.A1394]" office:value-type="float" office:value="0">
            <text:p>0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formula="of:=[.A1396]-[.A1395]" office:value-type="float" office:value="1">
            <text:p>1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formula="of:=[.A1397]-[.A1396]" office:value-type="float" office:value="0">
            <text:p>0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formula="of:=[.A1398]-[.A1397]" office:value-type="float" office:value="0">
            <text:p>0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formula="of:=[.A1399]-[.A1398]" office:value-type="float" office:value="0">
            <text:p>0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formula="of:=[.A1400]-[.A1399]" office:value-type="float" office:value="0">
            <text:p>0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formula="of:=[.A1401]-[.A1400]" office:value-type="float" office:value="0">
            <text:p>0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formula="of:=[.A1402]-[.A1401]" office:value-type="float" office:value="0">
            <text:p>0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formula="of:=[.A1403]-[.A1402]" office:value-type="float" office:value="0">
            <text:p>0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formula="of:=[.A1404]-[.A1403]" office:value-type="float" office:value="1">
            <text:p>1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formula="of:=[.A1405]-[.A1404]" office:value-type="float" office:value="0">
            <text:p>0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formula="of:=[.A1406]-[.A1405]" office:value-type="float" office:value="0">
            <text:p>0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formula="of:=[.A1407]-[.A1406]" office:value-type="float" office:value="0">
            <text:p>0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formula="of:=[.A1408]-[.A1407]" office:value-type="float" office:value="0">
            <text:p>0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formula="of:=[.A1409]-[.A1408]" office:value-type="float" office:value="0">
            <text:p>0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formula="of:=[.A1410]-[.A1409]" office:value-type="float" office:value="0">
            <text:p>0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formula="of:=[.A1411]-[.A1410]" office:value-type="float" office:value="0">
            <text:p>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table:formula="of:=[.A1412]-[.A1411]" office:value-type="float" office:value="1">
            <text:p>1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table:formula="of:=[.A1413]-[.A1412]" office:value-type="float" office:value="0">
            <text:p>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table:formula="of:=[.A1414]-[.A1413]" office:value-type="float" office:value="0">
            <text:p>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table:formula="of:=[.A1415]-[.A1414]" office:value-type="float" office:value="0">
            <text:p>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table:formula="of:=[.A1416]-[.A1415]" office:value-type="float" office:value="0">
            <text:p>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table:formula="of:=[.A1417]-[.A1416]" office:value-type="float" office:value="0">
            <text:p>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table:formula="of:=[.A1418]-[.A1417]" office:value-type="float" office:value="0">
            <text:p>0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formula="of:=[.A1419]-[.A1418]" office:value-type="float" office:value="1">
            <text:p>1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formula="of:=[.A1420]-[.A1419]" office:value-type="float" office:value="0">
            <text:p>0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formula="of:=[.A1421]-[.A1420]" office:value-type="float" office:value="0">
            <text:p>0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formula="of:=[.A1422]-[.A1421]" office:value-type="float" office:value="0">
            <text:p>0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formula="of:=[.A1423]-[.A1422]" office:value-type="float" office:value="0">
            <text:p>0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formula="of:=[.A1424]-[.A1423]" office:value-type="float" office:value="0">
            <text:p>0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formula="of:=[.A1425]-[.A1424]" office:value-type="float" office:value="0">
            <text:p>0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formula="of:=[.A1426]-[.A1425]" office:value-type="float" office:value="0">
            <text:p>0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table:formula="of:=[.A1427]-[.A1426]" office:value-type="float" office:value="1">
            <text:p>1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table:formula="of:=[.A1428]-[.A1427]" office:value-type="float" office:value="0">
            <text:p>0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table:formula="of:=[.A1429]-[.A1428]" office:value-type="float" office:value="0">
            <text:p>0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table:formula="of:=[.A1430]-[.A1429]" office:value-type="float" office:value="0">
            <text:p>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[.A1431]-[.A1430]" office:value-type="float" office:value="1">
            <text:p>1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[.A1432]-[.A1431]" office:value-type="float" office:value="0">
            <text:p>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[.A1433]-[.A1432]" office:value-type="float" office:value="0">
            <text:p>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[.A1434]-[.A1433]" office:value-type="float" office:value="0">
            <text:p>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[.A1435]-[.A1434]" office:value-type="float" office:value="0">
            <text:p>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[.A1436]-[.A1435]" office:value-type="float" office:value="0">
            <text:p>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[.A1437]-[.A1436]" office:value-type="float" office:value="0">
            <text:p>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[.A1438]-[.A1437]" office:value-type="float" office:value="0">
            <text:p>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[.A1439]-[.A1438]" office:value-type="float" office:value="0">
            <text:p>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[.A1440]-[.A1439]" office:value-type="float" office:value="0">
            <text:p>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[.A1441]-[.A1440]" office:value-type="float" office:value="0">
            <text:p>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[.A1442]-[.A1441]" office:value-type="float" office:value="0">
            <text:p>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[.A1443]-[.A1442]" office:value-type="float" office:value="0">
            <text:p>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[.A1444]-[.A1443]" office:value-type="float" office:value="0">
            <text:p>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formula="of:=[.A1445]-[.A1444]" office:value-type="float" office:value="1">
            <text:p>1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formula="of:=[.A1446]-[.A1445]" office:value-type="float" office:value="0">
            <text:p>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formula="of:=[.A1447]-[.A1446]" office:value-type="float" office:value="0">
            <text:p>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formula="of:=[.A1448]-[.A1447]" office:value-type="float" office:value="0">
            <text:p>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formula="of:=[.A1449]-[.A1448]" office:value-type="float" office:value="0">
            <text:p>0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formula="of:=[.A1450]-[.A1449]" office:value-type="float" office:value="1">
            <text:p>1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formula="of:=[.A1451]-[.A1450]" office:value-type="float" office:value="0">
            <text:p>0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formula="of:=[.A1452]-[.A1451]" office:value-type="float" office:value="0">
            <text:p>0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formula="of:=[.A1453]-[.A1452]" office:value-type="float" office:value="0">
            <text:p>0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formula="of:=[.A1454]-[.A1453]" office:value-type="float" office:value="0">
            <text:p>0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formula="of:=[.A1455]-[.A1454]" office:value-type="float" office:value="0">
            <text:p>0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formula="of:=[.A1456]-[.A1455]" office:value-type="float" office:value="0">
            <text:p>0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formula="of:=[.A1457]-[.A1456]" office:value-type="float" office:value="0">
            <text:p>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table:formula="of:=[.A1458]-[.A1457]" office:value-type="float" office:value="1">
            <text:p>1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table:formula="of:=[.A1459]-[.A1458]" office:value-type="float" office:value="0">
            <text:p>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table:formula="of:=[.A1460]-[.A1459]" office:value-type="float" office:value="0">
            <text:p>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table:formula="of:=[.A1461]-[.A1460]" office:value-type="float" office:value="0">
            <text:p>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table:formula="of:=[.A1462]-[.A1461]" office:value-type="float" office:value="0">
            <text:p>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table:formula="of:=[.A1463]-[.A1462]" office:value-type="float" office:value="0">
            <text:p>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table:formula="of:=[.A1464]-[.A1463]" office:value-type="float" office:value="0">
            <text:p>0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formula="of:=[.A1465]-[.A1464]" office:value-type="float" office:value="1">
            <text:p>1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formula="of:=[.A1466]-[.A1465]" office:value-type="float" office:value="0">
            <text:p>0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formula="of:=[.A1467]-[.A1466]" office:value-type="float" office:value="0">
            <text:p>0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formula="of:=[.A1468]-[.A1467]" office:value-type="float" office:value="0">
            <text:p>0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formula="of:=[.A1469]-[.A1468]" office:value-type="float" office:value="0">
            <text:p>0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formula="of:=[.A1470]-[.A1469]" office:value-type="float" office:value="0">
            <text:p>0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formula="of:=[.A1471]-[.A1470]" office:value-type="float" office:value="0">
            <text:p>0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formula="of:=[.A1472]-[.A1471]" office:value-type="float" office:value="0">
            <text:p>0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formula="of:=[.A1473]-[.A1472]" office:value-type="float" office:value="0">
            <text:p>0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formula="of:=[.A1474]-[.A1473]" office:value-type="float" office:value="0">
            <text:p>0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formula="of:=[.A1475]-[.A1474]" office:value-type="float" office:value="0">
            <text:p>0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formula="of:=[.A1476]-[.A1475]" office:value-type="float" office:value="1">
            <text:p>1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formula="of:=[.A1477]-[.A1476]" office:value-type="float" office:value="0">
            <text:p>0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formula="of:=[.A1478]-[.A1477]" office:value-type="float" office:value="0">
            <text:p>0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formula="of:=[.A1479]-[.A1478]" office:value-type="float" office:value="0">
            <text:p>0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formula="of:=[.A1480]-[.A1479]" office:value-type="float" office:value="0">
            <text:p>0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formula="of:=[.A1481]-[.A1480]" office:value-type="float" office:value="0">
            <text:p>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formula="of:=[.A1482]-[.A1481]" office:value-type="float" office:value="1">
            <text:p>1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formula="of:=[.A1483]-[.A1482]" office:value-type="float" office:value="0">
            <text:p>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formula="of:=[.A1484]-[.A1483]" office:value-type="float" office:value="0">
            <text:p>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formula="of:=[.A1485]-[.A1484]" office:value-type="float" office:value="0">
            <text:p>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formula="of:=[.A1486]-[.A1485]" office:value-type="float" office:value="0">
            <text:p>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formula="of:=[.A1487]-[.A1486]" office:value-type="float" office:value="0">
            <text:p>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formula="of:=[.A1488]-[.A1487]" office:value-type="float" office:value="0">
            <text:p>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formula="of:=[.A1489]-[.A1488]" office:value-type="float" office:value="0">
            <text:p>0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formula="of:=[.A1490]-[.A1489]" office:value-type="float" office:value="1">
            <text:p>1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formula="of:=[.A1491]-[.A1490]" office:value-type="float" office:value="0">
            <text:p>0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formula="of:=[.A1492]-[.A1491]" office:value-type="float" office:value="0">
            <text:p>0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formula="of:=[.A1493]-[.A1492]" office:value-type="float" office:value="0">
            <text:p>0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formula="of:=[.A1494]-[.A1493]" office:value-type="float" office:value="0">
            <text:p>0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formula="of:=[.A1495]-[.A1494]" office:value-type="float" office:value="0">
            <text:p>0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formula="of:=[.A1496]-[.A1495]" office:value-type="float" office:value="0">
            <text:p>0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formula="of:=[.A1497]-[.A1496]"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[.A1498]-[.A1497]" office:value-type="float" office:value="1">
            <text:p>1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[.A1499]-[.A1498]"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[.A1500]-[.A1499]"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[.A1501]-[.A1500]"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[.A1502]-[.A1501]"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[.A1503]-[.A1502]"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[.A1504]-[.A1503]"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[.A1505]-[.A1504]"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[.A1506]-[.A1505]"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[.A1507]-[.A1506]"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[.A1508]-[.A1507]"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[.A1509]-[.A1508]"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[.A1510]-[.A1509]"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[.A1511]-[.A1510]"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[.A1512]-[.A1511]" office:value-type="float" office:value="0">
            <text:p>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formula="of:=[.A1513]-[.A1512]" office:value-type="float" office:value="1">
            <text:p>1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formula="of:=[.A1514]-[.A1513]" office:value-type="float" office:value="0">
            <text:p>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formula="of:=[.A1515]-[.A1514]" office:value-type="float" office:value="0">
            <text:p>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formula="of:=[.A1516]-[.A1515]" office:value-type="float" office:value="0">
            <text:p>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formula="of:=[.A1517]-[.A1516]" office:value-type="float" office:value="0">
            <text:p>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formula="of:=[.A1518]-[.A1517]" office:value-type="float" office:value="0">
            <text:p>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formula="of:=[.A1519]-[.A1518]" office:value-type="float" office:value="0">
            <text:p>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formula="of:=[.A1520]-[.A1519]" office:value-type="float" office:value="1">
            <text:p>1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formula="of:=[.A1521]-[.A1520]" office:value-type="float" office:value="0">
            <text:p>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formula="of:=[.A1522]-[.A1521]" office:value-type="float" office:value="0">
            <text:p>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formula="of:=[.A1523]-[.A1522]" office:value-type="float" office:value="0">
            <text:p>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formula="of:=[.A1524]-[.A1523]" office:value-type="float" office:value="0">
            <text:p>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formula="of:=[.A1525]-[.A1524]" office:value-type="float" office:value="0">
            <text:p>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formula="of:=[.A1526]-[.A1525]" office:value-type="float" office:value="0">
            <text:p>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formula="of:=[.A1527]-[.A1526]" office:value-type="float" office:value="0">
            <text:p>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formula="of:=[.A1528]-[.A1527]" office:value-type="float" office:value="0">
            <text:p>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formula="of:=[.A1529]-[.A1528]" office:value-type="float" office:value="0">
            <text:p>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formula="of:=[.A1530]-[.A1529]" office:value-type="float" office:value="0">
            <text:p>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formula="of:=[.A1531]-[.A1530]" office:value-type="float" office:value="1">
            <text:p>1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formula="of:=[.A1532]-[.A1531]" office:value-type="float" office:value="0">
            <text:p>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formula="of:=[.A1533]-[.A1532]" office:value-type="float" office:value="0">
            <text:p>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formula="of:=[.A1534]-[.A1533]" office:value-type="float" office:value="0">
            <text:p>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formula="of:=[.A1535]-[.A1534]" office:value-type="float" office:value="0">
            <text:p>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formula="of:=[.A1536]-[.A1535]" office:value-type="float" office:value="0">
            <text:p>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formula="of:=[.A1537]-[.A1536]" office:value-type="float" office:value="0">
            <text:p>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f:=[.A1538]-[.A1537]" office:value-type="float" office:value="1">
            <text:p>1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f:=[.A1539]-[.A1538]" office:value-type="float" office:value="0">
            <text:p>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f:=[.A1540]-[.A1539]" office:value-type="float" office:value="0">
            <text:p>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f:=[.A1541]-[.A1540]" office:value-type="float" office:value="0">
            <text:p>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f:=[.A1542]-[.A1541]" office:value-type="float" office:value="0">
            <text:p>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f:=[.A1543]-[.A1542]" office:value-type="float" office:value="0">
            <text:p>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f:=[.A1544]-[.A1543]" office:value-type="float" office:value="0">
            <text:p>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f:=[.A1545]-[.A1544]" office:value-type="float" office:value="0">
            <text:p>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f:=[.A1546]-[.A1545]" office:value-type="float" office:value="0">
            <text:p>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f:=[.A1547]-[.A1546]" office:value-type="float" office:value="0">
            <text:p>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f:=[.A1548]-[.A1547]" office:value-type="float" office:value="0">
            <text:p>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f:=[.A1549]-[.A1548]" office:value-type="float" office:value="0">
            <text:p>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f:=[.A1550]-[.A1549]" office:value-type="float" office:value="0">
            <text:p>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formula="of:=[.A1551]-[.A1550]" office:value-type="float" office:value="1">
            <text:p>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formula="of:=[.A1552]-[.A1551]" office:value-type="float" office:value="0">
            <text:p>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formula="of:=[.A1553]-[.A1552]" office:value-type="float" office:value="0">
            <text:p>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formula="of:=[.A1554]-[.A1553]" office:value-type="float" office:value="0">
            <text:p>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formula="of:=[.A1555]-[.A1554]" office:value-type="float" office:value="0">
            <text:p>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formula="of:=[.A1556]-[.A1555]" office:value-type="float" office:value="0">
            <text:p>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formula="of:=[.A1557]-[.A1556]" office:value-type="float" office:value="0">
            <text:p>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formula="of:=[.A1558]-[.A1557]" office:value-type="float" office:value="0">
            <text:p>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formula="of:=[.A1559]-[.A1558]" office:value-type="float" office:value="0">
            <text:p>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formula="of:=[.A1560]-[.A1559]" office:value-type="float" office:value="0">
            <text:p>0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table:formula="of:=[.A1561]-[.A1560]" office:value-type="float" office:value="1">
            <text:p>1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table:formula="of:=[.A1562]-[.A1561]" office:value-type="float" office:value="0">
            <text:p>0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table:formula="of:=[.A1563]-[.A1562]" office:value-type="float" office:value="0">
            <text:p>0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table:formula="of:=[.A1564]-[.A1563]" office:value-type="float" office:value="0">
            <text:p>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formula="of:=[.A1565]-[.A1564]" office:value-type="float" office:value="1">
            <text:p>1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formula="of:=[.A1566]-[.A1565]" office:value-type="float" office:value="0">
            <text:p>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formula="of:=[.A1567]-[.A1566]" office:value-type="float" office:value="0">
            <text:p>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formula="of:=[.A1568]-[.A1567]" office:value-type="float" office:value="0">
            <text:p>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formula="of:=[.A1569]-[.A1568]" office:value-type="float" office:value="0">
            <text:p>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formula="of:=[.A1570]-[.A1569]" office:value-type="float" office:value="0">
            <text:p>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formula="of:=[.A1571]-[.A1570]" office:value-type="float" office:value="0">
            <text:p>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formula="of:=[.A1572]-[.A1571]" office:value-type="float" office:value="0">
            <text:p>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formula="of:=[.A1573]-[.A1572]" office:value-type="float" office:value="0">
            <text:p>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formula="of:=[.A1574]-[.A1573]" office:value-type="float" office:value="0">
            <text:p>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formula="of:=[.A1575]-[.A1574]" office:value-type="float" office:value="1">
            <text:p>1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formula="of:=[.A1576]-[.A1575]" office:value-type="float" office:value="0">
            <text:p>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formula="of:=[.A1577]-[.A1576]" office:value-type="float" office:value="0">
            <text:p>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formula="of:=[.A1578]-[.A1577]" office:value-type="float" office:value="0">
            <text:p>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formula="of:=[.A1579]-[.A1578]" office:value-type="float" office:value="0">
            <text:p>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formula="of:=[.A1580]-[.A1579]" office:value-type="float" office:value="0">
            <text:p>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formula="of:=[.A1581]-[.A1580]" office:value-type="float" office:value="0">
            <text:p>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formula="of:=[.A1582]-[.A1581]" office:value-type="float" office:value="0">
            <text:p>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f:=[.A1583]-[.A1582]" office:value-type="float" office:value="1">
            <text:p>1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f:=[.A1584]-[.A1583]" office:value-type="float" office:value="0">
            <text:p>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f:=[.A1585]-[.A1584]" office:value-type="float" office:value="0">
            <text:p>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f:=[.A1586]-[.A1585]" office:value-type="float" office:value="0">
            <text:p>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f:=[.A1587]-[.A1586]" office:value-type="float" office:value="0">
            <text:p>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f:=[.A1588]-[.A1587]" office:value-type="float" office:value="0">
            <text:p>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f:=[.A1589]-[.A1588]" office:value-type="float" office:value="0">
            <text:p>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f:=[.A1590]-[.A1589]" office:value-type="float" office:value="0">
            <text:p>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f:=[.A1591]-[.A1590]" office:value-type="float" office:value="0">
            <text:p>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f:=[.A1592]-[.A1591]" office:value-type="float" office:value="0">
            <text:p>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f:=[.A1593]-[.A1592]" office:value-type="float" office:value="0">
            <text:p>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f:=[.A1594]-[.A1593]" office:value-type="float" office:value="0">
            <text:p>0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table:formula="of:=[.A1595]-[.A1594]" office:value-type="float" office:value="1">
            <text:p>1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table:formula="of:=[.A1596]-[.A1595]" office:value-type="float" office:value="0">
            <text:p>0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table:formula="of:=[.A1597]-[.A1596]" office:value-type="float" office:value="0">
            <text:p>0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table:formula="of:=[.A1598]-[.A1597]" office:value-type="float" office:value="0">
            <text:p>0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table:formula="of:=[.A1599]-[.A1598]" office:value-type="float" office:value="0">
            <text:p>0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table:formula="of:=[.A1600]-[.A1599]" office:value-type="float" office:value="1">
            <text:p>1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table:formula="of:=[.A1601]-[.A1600]" office:value-type="float" office:value="0">
            <text:p>0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table:formula="of:=[.A1602]-[.A1601]" office:value-type="float" office:value="0">
            <text:p>0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table:formula="of:=[.A1603]-[.A1602]" office:value-type="float" office:value="0">
            <text:p>0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table:formula="of:=[.A1604]-[.A1603]" office:value-type="float" office:value="0">
            <text:p>0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table:formula="of:=[.A1605]-[.A1604]" office:value-type="float" office:value="0">
            <text:p>0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table:formula="of:=[.A1606]-[.A1605]" office:value-type="float" office:value="0">
            <text:p>0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table:formula="of:=[.A1607]-[.A1606]" office:value-type="float" office:value="0">
            <text:p>0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table:formula="of:=[.A1608]-[.A1607]" office:value-type="float" office:value="1">
            <text:p>1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table:formula="of:=[.A1609]-[.A1608]" office:value-type="float" office:value="0">
            <text:p>0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table:formula="of:=[.A1610]-[.A1609]" office:value-type="float" office:value="0">
            <text:p>0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table:formula="of:=[.A1611]-[.A1610]" office:value-type="float" office:value="0">
            <text:p>0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table:formula="of:=[.A1612]-[.A1611]"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[.A1613]-[.A1612]" office:value-type="float" office:value="1">
            <text:p>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[.A1614]-[.A1613]"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[.A1615]-[.A1614]"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[.A1616]-[.A1615]"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[.A1617]-[.A1616]"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[.A1618]-[.A1617]"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[.A1619]-[.A1618]" office:value-type="float" office:value="0">
            <text:p>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formula="of:=[.A1620]-[.A1619]" office:value-type="float" office:value="1">
            <text:p>1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formula="of:=[.A1621]-[.A1620]" office:value-type="float" office:value="0">
            <text:p>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formula="of:=[.A1622]-[.A1621]" office:value-type="float" office:value="0">
            <text:p>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formula="of:=[.A1623]-[.A1622]" office:value-type="float" office:value="0">
            <text:p>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formula="of:=[.A1624]-[.A1623]" office:value-type="float" office:value="0">
            <text:p>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formula="of:=[.A1625]-[.A1624]" office:value-type="float" office:value="0">
            <text:p>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formula="of:=[.A1626]-[.A1625]" office:value-type="float" office:value="0">
            <text:p>0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formula="of:=[.A1627]-[.A1626]" office:value-type="float" office:value="1">
            <text:p>1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formula="of:=[.A1628]-[.A1627]" office:value-type="float" office:value="0">
            <text:p>0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formula="of:=[.A1629]-[.A1628]" office:value-type="float" office:value="0">
            <text:p>0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formula="of:=[.A1630]-[.A1629]" office:value-type="float" office:value="0">
            <text:p>0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formula="of:=[.A1631]-[.A1630]" office:value-type="float" office:value="0">
            <text:p>0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formula="of:=[.A1632]-[.A1631]" office:value-type="float" office:value="0">
            <text:p>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formula="of:=[.A1633]-[.A1632]" office:value-type="float" office:value="1">
            <text:p>1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formula="of:=[.A1634]-[.A1633]" office:value-type="float" office:value="0">
            <text:p>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formula="of:=[.A1635]-[.A1634]" office:value-type="float" office:value="0">
            <text:p>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formula="of:=[.A1636]-[.A1635]" office:value-type="float" office:value="0">
            <text:p>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formula="of:=[.A1637]-[.A1636]" office:value-type="float" office:value="0">
            <text:p>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formula="of:=[.A1638]-[.A1637]" office:value-type="float" office:value="0">
            <text:p>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formula="of:=[.A1639]-[.A1638]" office:value-type="float" office:value="0">
            <text:p>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formula="of:=[.A1640]-[.A1639]" office:value-type="float" office:value="0">
            <text:p>0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table:formula="of:=[.A1641]-[.A1640]" office:value-type="float" office:value="1">
            <text:p>1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table:formula="of:=[.A1642]-[.A1641]" office:value-type="float" office:value="0">
            <text:p>0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table:formula="of:=[.A1643]-[.A1642]" office:value-type="float" office:value="0">
            <text:p>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table:formula="of:=[.A1644]-[.A1643]" office:value-type="float" office:value="1">
            <text:p>1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table:formula="of:=[.A1645]-[.A1644]" office:value-type="float" office:value="0">
            <text:p>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table:formula="of:=[.A1646]-[.A1645]" office:value-type="float" office:value="0">
            <text:p>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table:formula="of:=[.A1647]-[.A1646]" office:value-type="float" office:value="0">
            <text:p>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table:formula="of:=[.A1648]-[.A1647]" office:value-type="float" office:value="0">
            <text:p>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table:formula="of:=[.A1649]-[.A1648]" office:value-type="float" office:value="0">
            <text:p>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table:formula="of:=[.A1650]-[.A1649]" office:value-type="float" office:value="0">
            <text:p>0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table:formula="of:=[.A1651]-[.A1650]" office:value-type="float" office:value="1">
            <text:p>1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table:formula="of:=[.A1652]-[.A1651]" office:value-type="float" office:value="0">
            <text:p>0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table:formula="of:=[.A1653]-[.A1652]" office:value-type="float" office:value="0">
            <text:p>0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table:formula="of:=[.A1654]-[.A1653]" office:value-type="float" office:value="0">
            <text:p>0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table:formula="of:=[.A1655]-[.A1654]" office:value-type="float" office:value="1">
            <text:p>1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table:formula="of:=[.A1656]-[.A1655]" office:value-type="float" office:value="0">
            <text:p>0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table:formula="of:=[.A1657]-[.A1656]" office:value-type="float" office:value="0">
            <text:p>0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table:formula="of:=[.A1658]-[.A1657]" office:value-type="float" office:value="0">
            <text:p>0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table:formula="of:=[.A1659]-[.A1658]" office:value-type="float" office:value="0">
            <text:p>0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table:formula="of:=[.A1660]-[.A1659]" office:value-type="float" office:value="0">
            <text:p>0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table:formula="of:=[.A1661]-[.A1660]" office:value-type="float" office:value="1">
            <text:p>1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table:formula="of:=[.A1662]-[.A1661]" office:value-type="float" office:value="0">
            <text:p>0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table:formula="of:=[.A1663]-[.A1662]" office:value-type="float" office:value="0">
            <text:p>0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table:formula="of:=[.A1664]-[.A1663]" office:value-type="float" office:value="0">
            <text:p>0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table:formula="of:=[.A1665]-[.A1664]" office:value-type="float" office:value="0">
            <text:p>0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table:formula="of:=[.A1666]-[.A1665]" office:value-type="float" office:value="0">
            <text:p>0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table:formula="of:=[.A1667]-[.A1666]" office:value-type="float" office:value="0">
            <text:p>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f:=[.A1668]-[.A1667]" office:value-type="float" office:value="1">
            <text:p>1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f:=[.A1669]-[.A1668]" office:value-type="float" office:value="0">
            <text:p>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f:=[.A1670]-[.A1669]" office:value-type="float" office:value="0">
            <text:p>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f:=[.A1671]-[.A1670]" office:value-type="float" office:value="0">
            <text:p>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f:=[.A1672]-[.A1671]" office:value-type="float" office:value="0">
            <text:p>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f:=[.A1673]-[.A1672]" office:value-type="float" office:value="0">
            <text:p>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f:=[.A1674]-[.A1673]" office:value-type="float" office:value="0">
            <text:p>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f:=[.A1675]-[.A1674]" office:value-type="float" office:value="0">
            <text:p>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f:=[.A1676]-[.A1675]" office:value-type="float" office:value="0">
            <text:p>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f:=[.A1677]-[.A1676]" office:value-type="float" office:value="0">
            <text:p>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f:=[.A1678]-[.A1677]" office:value-type="float" office:value="0">
            <text:p>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f:=[.A1679]-[.A1678]" office:value-type="float" office:value="0">
            <text:p>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f:=[.A1680]-[.A1679]" office:value-type="float" office:value="1">
            <text:p>1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f:=[.A1681]-[.A1680]" office:value-type="float" office:value="0">
            <text:p>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f:=[.A1682]-[.A1681]" office:value-type="float" office:value="0">
            <text:p>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f:=[.A1683]-[.A1682]" office:value-type="float" office:value="0">
            <text:p>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f:=[.A1684]-[.A1683]" office:value-type="float" office:value="0">
            <text:p>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f:=[.A1685]-[.A1684]" office:value-type="float" office:value="0">
            <text:p>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f:=[.A1686]-[.A1685]" office:value-type="float" office:value="0">
            <text:p>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f:=[.A1687]-[.A1686]" office:value-type="float" office:value="0">
            <text:p>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f:=[.A1688]-[.A1687]" office:value-type="float" office:value="0">
            <text:p>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f:=[.A1689]-[.A1688]" office:value-type="float" office:value="0">
            <text:p>0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table:formula="of:=[.A1690]-[.A1689]" office:value-type="float" office:value="1">
            <text:p>1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table:formula="of:=[.A1691]-[.A1690]" office:value-type="float" office:value="0">
            <text:p>0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table:formula="of:=[.A1692]-[.A1691]" office:value-type="float" office:value="0">
            <text:p>0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table:formula="of:=[.A1693]-[.A1692]" office:value-type="float" office:value="0">
            <text:p>0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table:formula="of:=[.A1694]-[.A1693]" office:value-type="float" office:value="0">
            <text:p>0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table:formula="of:=[.A1695]-[.A1694]" office:value-type="float" office:value="1">
            <text:p>1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table:formula="of:=[.A1696]-[.A1695]" office:value-type="float" office:value="0">
            <text:p>0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table:formula="of:=[.A1697]-[.A1696]" office:value-type="float" office:value="0">
            <text:p>0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table:formula="of:=[.A1698]-[.A1697]"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[.A1699]-[.A1698]" office:value-type="float" office:value="1">
            <text:p>1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[.A1700]-[.A1699]"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[.A1701]-[.A1700]"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[.A1702]-[.A1701]"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[.A1703]-[.A1702]"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[.A1704]-[.A1703]"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[.A1705]-[.A1704]"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[.A1706]-[.A1705]"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[.A1707]-[.A1706]"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[.A1708]-[.A1707]"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[.A1709]-[.A1708]"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[.A1710]-[.A1709]"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[.A1711]-[.A1710]"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[.A1712]-[.A1711]"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[.A1713]-[.A1712]"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[.A1714]-[.A1713]" office:value-type="float" office:value="0">
            <text:p>0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table:formula="of:=[.A1715]-[.A1714]" office:value-type="float" office:value="1">
            <text:p>1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table:formula="of:=[.A1716]-[.A1715]" office:value-type="float" office:value="0">
            <text:p>0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table:formula="of:=[.A1717]-[.A1716]" office:value-type="float" office:value="0">
            <text:p>0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table:formula="of:=[.A1718]-[.A1717]" office:value-type="float" office:value="0">
            <text:p>0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table:formula="of:=[.A1719]-[.A1718]" office:value-type="float" office:value="0">
            <text:p>0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table:formula="of:=[.A1720]-[.A1719]" office:value-type="float" office:value="0">
            <text:p>0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table:formula="of:=[.A1721]-[.A1720]" office:value-type="float" office:value="0">
            <text:p>0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table:formula="of:=[.A1722]-[.A1721]" office:value-type="float" office:value="0">
            <text:p>0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table:formula="of:=[.A1723]-[.A1722]" office:value-type="float" office:value="1">
            <text:p>1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table:formula="of:=[.A1724]-[.A1723]" office:value-type="float" office:value="0">
            <text:p>0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table:formula="of:=[.A1725]-[.A1724]" office:value-type="float" office:value="0">
            <text:p>0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table:formula="of:=[.A1726]-[.A1725]" office:value-type="float" office:value="0">
            <text:p>0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table:formula="of:=[.A1727]-[.A1726]" office:value-type="float" office:value="0">
            <text:p>0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table:formula="of:=[.A1728]-[.A1727]" office:value-type="float" office:value="0">
            <text:p>0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table:formula="of:=[.A1729]-[.A1728]" office:value-type="float" office:value="1">
            <text:p>1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table:formula="of:=[.A1730]-[.A1729]" office:value-type="float" office:value="0">
            <text:p>0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table:formula="of:=[.A1731]-[.A1730]" office:value-type="float" office:value="0">
            <text:p>0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table:formula="of:=[.A1732]-[.A1731]" office:value-type="float" office:value="0">
            <text:p>0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table:formula="of:=[.A1733]-[.A1732]" office:value-type="float" office:value="0">
            <text:p>0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table:formula="of:=[.A1734]-[.A1733]" office:value-type="float" office:value="1">
            <text:p>1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table:formula="of:=[.A1735]-[.A1734]" office:value-type="float" office:value="0">
            <text:p>0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table:formula="of:=[.A1736]-[.A1735]" office:value-type="float" office:value="0">
            <text:p>0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table:formula="of:=[.A1737]-[.A1736]" office:value-type="float" office:value="0">
            <text:p>0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table:formula="of:=[.A1738]-[.A1737]" office:value-type="float" office:value="0">
            <text:p>0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table:formula="of:=[.A1739]-[.A1738]" office:value-type="float" office:value="0">
            <text:p>0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table:formula="of:=[.A1740]-[.A1739]" office:value-type="float" office:value="0">
            <text:p>0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table:formula="of:=[.A1741]-[.A1740]" office:value-type="float" office:value="1">
            <text:p>1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table:formula="of:=[.A1742]-[.A1741]" office:value-type="float" office:value="0">
            <text:p>0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table:formula="of:=[.A1743]-[.A1742]" office:value-type="float" office:value="0">
            <text:p>0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table:formula="of:=[.A1744]-[.A1743]" office:value-type="float" office:value="0">
            <text:p>0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table:formula="of:=[.A1745]-[.A1744]" office:value-type="float" office:value="0">
            <text:p>0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table:formula="of:=[.A1746]-[.A1745]" office:value-type="float" office:value="0">
            <text:p>0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table:formula="of:=[.A1747]-[.A1746]" office:value-type="float" office:value="0">
            <text:p>0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f:=[.A1748]-[.A1747]" office:value-type="float" office:value="1">
            <text:p>1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f:=[.A1749]-[.A1748]" office:value-type="float" office:value="0">
            <text:p>0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f:=[.A1750]-[.A1749]" office:value-type="float" office:value="0">
            <text:p>0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f:=[.A1751]-[.A1750]" office:value-type="float" office:value="0">
            <text:p>0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f:=[.A1752]-[.A1751]" office:value-type="float" office:value="0">
            <text:p>0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f:=[.A1753]-[.A1752]" office:value-type="float" office:value="0">
            <text:p>0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f:=[.A1754]-[.A1753]" office:value-type="float" office:value="0">
            <text:p>0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f:=[.A1755]-[.A1754]" office:value-type="float" office:value="0">
            <text:p>0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f:=[.A1756]-[.A1755]" office:value-type="float" office:value="0">
            <text:p>0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f:=[.A1757]-[.A1756]" office:value-type="float" office:value="0">
            <text:p>0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f:=[.A1758]-[.A1757]" office:value-type="float" office:value="0">
            <text:p>0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formula="of:=[.A1759]-[.A1758]" office:value-type="float" office:value="1">
            <text:p>1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formula="of:=[.A1760]-[.A1759]" office:value-type="float" office:value="0">
            <text:p>0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formula="of:=[.A1761]-[.A1760]" office:value-type="float" office:value="0">
            <text:p>0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formula="of:=[.A1762]-[.A1761]" office:value-type="float" office:value="0">
            <text:p>0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formula="of:=[.A1763]-[.A1762]" office:value-type="float" office:value="0">
            <text:p>0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formula="of:=[.A1764]-[.A1763]" office:value-type="float" office:value="0">
            <text:p>0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formula="of:=[.A1765]-[.A1764]" office:value-type="float" office:value="1">
            <text:p>1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formula="of:=[.A1766]-[.A1765]" office:value-type="float" office:value="0">
            <text:p>0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formula="of:=[.A1767]-[.A1766]" office:value-type="float" office:value="0">
            <text:p>0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formula="of:=[.A1768]-[.A1767]" office:value-type="float" office:value="0">
            <text:p>0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formula="of:=[.A1769]-[.A1768]" office:value-type="float" office:value="0">
            <text:p>0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formula="of:=[.A1770]-[.A1769]" office:value-type="float" office:value="0">
            <text:p>0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formula="of:=[.A1771]-[.A1770]" office:value-type="float" office:value="0">
            <text:p>0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formula="of:=[.A1772]-[.A1771]" office:value-type="float" office:value="0">
            <text:p>0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formula="of:=[.A1773]-[.A1772]" office:value-type="float" office:value="0">
            <text:p>0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formula="of:=[.A1774]-[.A1773]" office:value-type="float" office:value="1">
            <text:p>1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formula="of:=[.A1775]-[.A1774]" office:value-type="float" office:value="0">
            <text:p>0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formula="of:=[.A1776]-[.A1775]" office:value-type="float" office:value="0">
            <text:p>0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formula="of:=[.A1777]-[.A1776]" office:value-type="float" office:value="0">
            <text:p>0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formula="of:=[.A1778]-[.A1777]" office:value-type="float" office:value="0">
            <text:p>0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formula="of:=[.A1779]-[.A1778]" office:value-type="float" office:value="0">
            <text:p>0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formula="of:=[.A1780]-[.A1779]" office:value-type="float" office:value="0">
            <text:p>0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formula="of:=[.A1781]-[.A1780]" office:value-type="float" office:value="0">
            <text:p>0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formula="of:=[.A1782]-[.A1781]" office:value-type="float" office:value="0">
            <text:p>0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formula="of:=[.A1783]-[.A1782]" office:value-type="float" office:value="0">
            <text:p>0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table:formula="of:=[.A1784]-[.A1783]" office:value-type="float" office:value="1">
            <text:p>1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table:formula="of:=[.A1785]-[.A1784]" office:value-type="float" office:value="0">
            <text:p>0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table:formula="of:=[.A1786]-[.A1785]" office:value-type="float" office:value="0">
            <text:p>0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table:formula="of:=[.A1787]-[.A1786]" office:value-type="float" office:value="0">
            <text:p>0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table:formula="of:=[.A1788]-[.A1787]" office:value-type="float" office:value="0">
            <text:p>0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table:formula="of:=[.A1789]-[.A1788]" office:value-type="float" office:value="0">
            <text:p>0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table:formula="of:=[.A1790]-[.A1789]" office:value-type="float" office:value="0">
            <text:p>0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table:formula="of:=[.A1791]-[.A1790]" office:value-type="float" office:value="1">
            <text:p>1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table:formula="of:=[.A1792]-[.A1791]" office:value-type="float" office:value="0">
            <text:p>0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table:formula="of:=[.A1793]-[.A1792]" office:value-type="float" office:value="0">
            <text:p>0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table:formula="of:=[.A1794]-[.A1793]" office:value-type="float" office:value="0">
            <text:p>0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table:formula="of:=[.A1795]-[.A1794]" office:value-type="float" office:value="0">
            <text:p>0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table:formula="of:=[.A1796]-[.A1795]" office:value-type="float" office:value="0">
            <text:p>0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table:formula="of:=[.A1797]-[.A1796]" office:value-type="float" office:value="0">
            <text:p>0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table:formula="of:=[.A1798]-[.A1797]" office:value-type="float" office:value="0">
            <text:p>0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table:formula="of:=[.A1799]-[.A1798]" office:value-type="float" office:value="0">
            <text:p>0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table:formula="of:=[.A1800]-[.A1799]" office:value-type="float" office:value="1">
            <text:p>1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table:formula="of:=[.A1801]-[.A1800]" office:value-type="float" office:value="0">
            <text:p>0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table:formula="of:=[.A1802]-[.A1801]" office:value-type="float" office:value="0">
            <text:p>0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table:formula="of:=[.A1803]-[.A1802]" office:value-type="float" office:value="0">
            <text:p>0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table:formula="of:=[.A1804]-[.A1803]" office:value-type="float" office:value="0">
            <text:p>0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table:formula="of:=[.A1805]-[.A1804]" office:value-type="float" office:value="1">
            <text:p>1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table:formula="of:=[.A1806]-[.A1805]" office:value-type="float" office:value="0">
            <text:p>0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table:formula="of:=[.A1807]-[.A1806]" office:value-type="float" office:value="0">
            <text:p>0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table:formula="of:=[.A1808]-[.A1807]" office:value-type="float" office:value="0">
            <text:p>0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table:formula="of:=[.A1809]-[.A1808]" office:value-type="float" office:value="0">
            <text:p>0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table:formula="of:=[.A1810]-[.A1809]" office:value-type="float" office:value="0">
            <text:p>0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table:formula="of:=[.A1811]-[.A1810]" office:value-type="float" office:value="1">
            <text:p>1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table:formula="of:=[.A1812]-[.A1811]" office:value-type="float" office:value="0">
            <text:p>0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table:formula="of:=[.A1813]-[.A1812]" office:value-type="float" office:value="0">
            <text:p>0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table:formula="of:=[.A1814]-[.A1813]" office:value-type="float" office:value="0">
            <text:p>0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table:formula="of:=[.A1815]-[.A1814]" office:value-type="float" office:value="0">
            <text:p>0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table:formula="of:=[.A1816]-[.A1815]" office:value-type="float" office:value="1">
            <text:p>1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table:formula="of:=[.A1817]-[.A1816]" office:value-type="float" office:value="0">
            <text:p>0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table:formula="of:=[.A1818]-[.A1817]" office:value-type="float" office:value="0">
            <text:p>0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table:formula="of:=[.A1819]-[.A1818]" office:value-type="float" office:value="0">
            <text:p>0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table:formula="of:=[.A1820]-[.A1819]" office:value-type="float" office:value="0">
            <text:p>0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table:formula="of:=[.A1821]-[.A1820]" office:value-type="float" office:value="0">
            <text:p>0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formula="of:=[.A1822]-[.A1821]" office:value-type="float" office:value="1">
            <text:p>1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formula="of:=[.A1823]-[.A1822]" office:value-type="float" office:value="0">
            <text:p>0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formula="of:=[.A1824]-[.A1823]" office:value-type="float" office:value="0">
            <text:p>0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formula="of:=[.A1825]-[.A1824]" office:value-type="float" office:value="0">
            <text:p>0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formula="of:=[.A1826]-[.A1825]" office:value-type="float" office:value="0">
            <text:p>0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formula="of:=[.A1827]-[.A1826]" office:value-type="float" office:value="0">
            <text:p>0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formula="of:=[.A1828]-[.A1827]" office:value-type="float" office:value="0">
            <text:p>0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formula="of:=[.A1829]-[.A1828]" office:value-type="float" office:value="0">
            <text:p>0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formula="of:=[.A1830]-[.A1829]" office:value-type="float" office:value="1">
            <text:p>1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formula="of:=[.A1831]-[.A1830]" office:value-type="float" office:value="0">
            <text:p>0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formula="of:=[.A1832]-[.A1831]" office:value-type="float" office:value="0">
            <text:p>0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formula="of:=[.A1833]-[.A1832]" office:value-type="float" office:value="0">
            <text:p>0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formula="of:=[.A1834]-[.A1833]" office:value-type="float" office:value="0">
            <text:p>0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formula="of:=[.A1835]-[.A1834]" office:value-type="float" office:value="0">
            <text:p>0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formula="of:=[.A1836]-[.A1835]" office:value-type="float" office:value="0">
            <text:p>0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table:formula="of:=[.A1837]-[.A1836]" office:value-type="float" office:value="1">
            <text:p>1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table:formula="of:=[.A1838]-[.A1837]" office:value-type="float" office:value="0">
            <text:p>0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table:formula="of:=[.A1839]-[.A1838]" office:value-type="float" office:value="0">
            <text:p>0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table:formula="of:=[.A1840]-[.A1839]" office:value-type="float" office:value="0">
            <text:p>0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table:formula="of:=[.A1841]-[.A1840]" office:value-type="float" office:value="1">
            <text:p>1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table:formula="of:=[.A1842]-[.A1841]" office:value-type="float" office:value="0">
            <text:p>0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table:formula="of:=[.A1843]-[.A1842]" office:value-type="float" office:value="0">
            <text:p>0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table:formula="of:=[.A1844]-[.A1843]" office:value-type="float" office:value="0">
            <text:p>0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table:formula="of:=[.A1845]-[.A1844]" office:value-type="float" office:value="0">
            <text:p>0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table:formula="of:=[.A1846]-[.A1845]" office:value-type="float" office:value="1">
            <text:p>1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table:formula="of:=[.A1847]-[.A1846]" office:value-type="float" office:value="0">
            <text:p>0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table:formula="of:=[.A1848]-[.A1847]" office:value-type="float" office:value="0">
            <text:p>0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table:formula="of:=[.A1849]-[.A1848]" office:value-type="float" office:value="0">
            <text:p>0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table:formula="of:=[.A1850]-[.A1849]" office:value-type="float" office:value="0">
            <text:p>0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table:formula="of:=[.A1851]-[.A1850]" office:value-type="float" office:value="1">
            <text:p>1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table:formula="of:=[.A1852]-[.A1851]" office:value-type="float" office:value="0">
            <text:p>0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table:formula="of:=[.A1853]-[.A1852]" office:value-type="float" office:value="0">
            <text:p>0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table:formula="of:=[.A1854]-[.A1853]" office:value-type="float" office:value="0">
            <text:p>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f:=[.A1855]-[.A1854]" office:value-type="float" office:value="1">
            <text:p>1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f:=[.A1856]-[.A1855]" office:value-type="float" office:value="0">
            <text:p>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f:=[.A1857]-[.A1856]" office:value-type="float" office:value="0">
            <text:p>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f:=[.A1858]-[.A1857]" office:value-type="float" office:value="0">
            <text:p>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f:=[.A1859]-[.A1858]" office:value-type="float" office:value="0">
            <text:p>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f:=[.A1860]-[.A1859]" office:value-type="float" office:value="0">
            <text:p>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f:=[.A1861]-[.A1860]" office:value-type="float" office:value="0">
            <text:p>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f:=[.A1862]-[.A1861]" office:value-type="float" office:value="0">
            <text:p>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f:=[.A1863]-[.A1862]" office:value-type="float" office:value="0">
            <text:p>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f:=[.A1864]-[.A1863]" office:value-type="float" office:value="0">
            <text:p>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f:=[.A1865]-[.A1864]" office:value-type="float" office:value="0">
            <text:p>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f:=[.A1866]-[.A1865]" office:value-type="float" office:value="0">
            <text:p>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f:=[.A1867]-[.A1866]" office:value-type="float" office:value="0">
            <text:p>0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formula="of:=[.A1868]-[.A1867]" office:value-type="float" office:value="1">
            <text:p>1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formula="of:=[.A1869]-[.A1868]" office:value-type="float" office:value="0">
            <text:p>0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formula="of:=[.A1870]-[.A1869]" office:value-type="float" office:value="0">
            <text:p>0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formula="of:=[.A1871]-[.A1870]" office:value-type="float" office:value="0">
            <text:p>0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formula="of:=[.A1872]-[.A1871]" office:value-type="float" office:value="0">
            <text:p>0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formula="of:=[.A1873]-[.A1872]" office:value-type="float" office:value="0">
            <text:p>0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formula="of:=[.A1874]-[.A1873]" office:value-type="float" office:value="0">
            <text:p>0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formula="of:=[.A1875]-[.A1874]" office:value-type="float" office:value="0">
            <text:p>0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formula="of:=[.A1876]-[.A1875]" office:value-type="float" office:value="0">
            <text:p>0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formula="of:=[.A1877]-[.A1876]" office:value-type="float" office:value="0">
            <text:p>0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formula="of:=[.A1878]-[.A1877]" office:value-type="float" office:value="0">
            <text:p>0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formula="of:=[.A1879]-[.A1878]" office:value-type="float" office:value="1">
            <text:p>1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formula="of:=[.A1880]-[.A1879]" office:value-type="float" office:value="0">
            <text:p>0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formula="of:=[.A1881]-[.A1880]" office:value-type="float" office:value="0">
            <text:p>0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formula="of:=[.A1882]-[.A1881]" office:value-type="float" office:value="0">
            <text:p>0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formula="of:=[.A1883]-[.A1882]" office:value-type="float" office:value="0">
            <text:p>0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formula="of:=[.A1884]-[.A1883]" office:value-type="float" office:value="0">
            <text:p>0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table:formula="of:=[.A1885]-[.A1884]" office:value-type="float" office:value="1">
            <text:p>1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table:formula="of:=[.A1886]-[.A1885]" office:value-type="float" office:value="0">
            <text:p>0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table:formula="of:=[.A1887]-[.A1886]" office:value-type="float" office:value="0">
            <text:p>0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table:formula="of:=[.A1888]-[.A1887]" office:value-type="float" office:value="0">
            <text:p>0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table:formula="of:=[.A1889]-[.A1888]" office:value-type="float" office:value="0">
            <text:p>0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table:formula="of:=[.A1890]-[.A1889]" office:value-type="float" office:value="0">
            <text:p>0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table:formula="of:=[.A1891]-[.A1890]" office:value-type="float" office:value="0">
            <text:p>0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table:formula="of:=[.A1892]-[.A1891]" office:value-type="float" office:value="1">
            <text:p>1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table:formula="of:=[.A1893]-[.A1892]" office:value-type="float" office:value="0">
            <text:p>0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table:formula="of:=[.A1894]-[.A1893]" office:value-type="float" office:value="0">
            <text:p>0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table:formula="of:=[.A1895]-[.A1894]" office:value-type="float" office:value="0">
            <text:p>0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table:formula="of:=[.A1896]-[.A1895]" office:value-type="float" office:value="0">
            <text:p>0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table:formula="of:=[.A1897]-[.A1896]" office:value-type="float" office:value="0">
            <text:p>0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table:formula="of:=[.A1898]-[.A1897]" office:value-type="float" office:value="0">
            <text:p>0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table:formula="of:=[.A1899]-[.A1898]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[.A1900]-[.A1899]" office:value-type="float" office:value="1">
            <text:p>1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[.A1901]-[.A1900]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[.A1902]-[.A1901]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[.A1903]-[.A1902]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[.A1904]-[.A1903]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[.A1905]-[.A1904]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[.A1906]-[.A1905]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[.A1907]-[.A1906]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[.A1908]-[.A1907]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[.A1909]-[.A1908]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[.A1910]-[.A1909]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[.A1911]-[.A1910]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[.A1912]-[.A1911]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[.A1913]-[.A1912]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[.A1914]-[.A1913]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[.A1915]-[.A1914]" office:value-type="float" office:value="0">
            <text:p>0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formula="of:=[.A1916]-[.A1915]" office:value-type="float" office:value="1">
            <text:p>1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formula="of:=[.A1917]-[.A1916]" office:value-type="float" office:value="0">
            <text:p>0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formula="of:=[.A1918]-[.A1917]" office:value-type="float" office:value="0">
            <text:p>0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formula="of:=[.A1919]-[.A1918]" office:value-type="float" office:value="0">
            <text:p>0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formula="of:=[.A1920]-[.A1919]" office:value-type="float" office:value="0">
            <text:p>0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formula="of:=[.A1921]-[.A1920]" office:value-type="float" office:value="0">
            <text:p>0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formula="of:=[.A1922]-[.A1921]" office:value-type="float" office:value="0">
            <text:p>0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formula="of:=[.A1923]-[.A1922]" office:value-type="float" office:value="0">
            <text:p>0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formula="of:=[.A1924]-[.A1923]" office:value-type="float" office:value="0">
            <text:p>0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formula="of:=[.A1925]-[.A1924]" office:value-type="float" office:value="1">
            <text:p>1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formula="of:=[.A1926]-[.A1925]" office:value-type="float" office:value="0">
            <text:p>0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formula="of:=[.A1927]-[.A1926]" office:value-type="float" office:value="0">
            <text:p>0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formula="of:=[.A1928]-[.A1927]" office:value-type="float" office:value="0">
            <text:p>0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formula="of:=[.A1929]-[.A1928]" office:value-type="float" office:value="0">
            <text:p>0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formula="of:=[.A1930]-[.A1929]" office:value-type="float" office:value="0">
            <text:p>0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formula="of:=[.A1931]-[.A1930]" office:value-type="float" office:value="0">
            <text:p>0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formula="of:=[.A1932]-[.A1931]" office:value-type="float" office:value="0">
            <text:p>0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formula="of:=[.A1933]-[.A1932]" office:value-type="float" office:value="0">
            <text:p>0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formula="of:=[.A1934]-[.A1933]" office:value-type="float" office:value="0">
            <text:p>0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formula="of:=[.A1935]-[.A1934]" office:value-type="float" office:value="1">
            <text:p>1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formula="of:=[.A1936]-[.A1935]" office:value-type="float" office:value="0">
            <text:p>0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formula="of:=[.A1937]-[.A1936]" office:value-type="float" office:value="0">
            <text:p>0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formula="of:=[.A1938]-[.A1937]" office:value-type="float" office:value="0">
            <text:p>0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formula="of:=[.A1939]-[.A1938]" office:value-type="float" office:value="0">
            <text:p>0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formula="of:=[.A1940]-[.A1939]" office:value-type="float" office:value="0">
            <text:p>0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formula="of:=[.A1941]-[.A1940]" office:value-type="float" office:value="0">
            <text:p>0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formula="of:=[.A1942]-[.A1941]" office:value-type="float" office:value="0">
            <text:p>0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formula="of:=[.A1943]-[.A1942]" office:value-type="float" office:value="0">
            <text:p>0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formula="of:=[.A1944]-[.A1943]" office:value-type="float" office:value="0">
            <text:p>0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formula="of:=[.A1945]-[.A1944]" office:value-type="float" office:value="0">
            <text:p>0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table:formula="of:=[.A1946]-[.A1945]" office:value-type="float" office:value="1">
            <text:p>1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table:formula="of:=[.A1947]-[.A1946]" office:value-type="float" office:value="0">
            <text:p>0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table:formula="of:=[.A1948]-[.A1947]" office:value-type="float" office:value="0">
            <text:p>0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table:formula="of:=[.A1949]-[.A1948]" office:value-type="float" office:value="0">
            <text:p>0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table:formula="of:=[.A1950]-[.A1949]" office:value-type="float" office:value="0">
            <text:p>0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table:formula="of:=[.A1951]-[.A1950]" office:value-type="float" office:value="0">
            <text:p>0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table:formula="of:=[.A1952]-[.A1951]" office:value-type="float" office:value="0">
            <text:p>0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formula="of:=[.A1953]-[.A1952]" office:value-type="float" office:value="1">
            <text:p>1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formula="of:=[.A1954]-[.A1953]" office:value-type="float" office:value="0">
            <text:p>0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formula="of:=[.A1955]-[.A1954]" office:value-type="float" office:value="0">
            <text:p>0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formula="of:=[.A1956]-[.A1955]" office:value-type="float" office:value="0">
            <text:p>0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formula="of:=[.A1957]-[.A1956]" office:value-type="float" office:value="0">
            <text:p>0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formula="of:=[.A1958]-[.A1957]" office:value-type="float" office:value="0">
            <text:p>0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formula="of:=[.A1959]-[.A1958]" office:value-type="float" office:value="0">
            <text:p>0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formula="of:=[.A1960]-[.A1959]" office:value-type="float" office:value="0">
            <text:p>0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formula="of:=[.A1961]-[.A1960]" office:value-type="float" office:value="0">
            <text:p>0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formula="of:=[.A1962]-[.A1961]" office:value-type="float" office:value="1">
            <text:p>1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formula="of:=[.A1963]-[.A1962]" office:value-type="float" office:value="0">
            <text:p>0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formula="of:=[.A1964]-[.A1963]" office:value-type="float" office:value="0">
            <text:p>0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formula="of:=[.A1965]-[.A1964]" office:value-type="float" office:value="0">
            <text:p>0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formula="of:=[.A1966]-[.A1965]" office:value-type="float" office:value="0">
            <text:p>0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formula="of:=[.A1967]-[.A1966]" office:value-type="float" office:value="0">
            <text:p>0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formula="of:=[.A1968]-[.A1967]" office:value-type="float" office:value="0">
            <text:p>0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formula="of:=[.A1969]-[.A1968]" office:value-type="float" office:value="0">
            <text:p>0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formula="of:=[.A1970]-[.A1969]" office:value-type="float" office:value="0">
            <text:p>0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formula="of:=[.A1971]-[.A1970]" office:value-type="float" office:value="1">
            <text:p>1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formula="of:=[.A1972]-[.A1971]" office:value-type="float" office:value="0">
            <text:p>0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formula="of:=[.A1973]-[.A1972]" office:value-type="float" office:value="0">
            <text:p>0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formula="of:=[.A1974]-[.A1973]" office:value-type="float" office:value="0">
            <text:p>0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formula="of:=[.A1975]-[.A1974]" office:value-type="float" office:value="0">
            <text:p>0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formula="of:=[.A1976]-[.A1975]" office:value-type="float" office:value="0">
            <text:p>0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formula="of:=[.A1977]-[.A1976]" office:value-type="float" office:value="0">
            <text:p>0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formula="of:=[.A1978]-[.A1977]" office:value-type="float" office:value="0">
            <text:p>0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formula="of:=[.A1979]-[.A1978]" office:value-type="float" office:value="1">
            <text:p>1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formula="of:=[.A1980]-[.A1979]" office:value-type="float" office:value="0">
            <text:p>0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formula="of:=[.A1981]-[.A1980]" office:value-type="float" office:value="0">
            <text:p>0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formula="of:=[.A1982]-[.A1981]" office:value-type="float" office:value="0">
            <text:p>0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formula="of:=[.A1983]-[.A1982]" office:value-type="float" office:value="0">
            <text:p>0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formula="of:=[.A1984]-[.A1983]" office:value-type="float" office:value="0">
            <text:p>0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formula="of:=[.A1985]-[.A1984]" office:value-type="float" office:value="0">
            <text:p>0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formula="of:=[.A1986]-[.A1985]" office:value-type="float" office:value="0">
            <text:p>0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formula="of:=[.A1987]-[.A1986]" office:value-type="float" office:value="0">
            <text:p>0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formula="of:=[.A1988]-[.A1987]" office:value-type="float" office:value="0">
            <text:p>0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formula="of:=[.A1989]-[.A1988]" office:value-type="float" office:value="0">
            <text:p>0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table:formula="of:=[.A1990]-[.A1989]" office:value-type="float" office:value="1">
            <text:p>1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table:formula="of:=[.A1991]-[.A1990]" office:value-type="float" office:value="0">
            <text:p>0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table:formula="of:=[.A1992]-[.A1991]"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1993]-[.A1992]" office:value-type="float" office:value="1">
            <text:p>1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1994]-[.A1993]"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1995]-[.A1994]"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1996]-[.A1995]"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1997]-[.A1996]"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1998]-[.A1997]"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1999]-[.A1998]"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2000]-[.A1999]"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2001]-[.A2000]"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2002]-[.A2001]"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2003]-[.A2002]"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2004]-[.A2003]"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2005]-[.A2004]"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2006]-[.A2005]"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2007]-[.A2006]" office:value-type="float" office:value="0">
            <text:p>0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formula="of:=[.A2008]-[.A2007]" office:value-type="float" office:value="1">
            <text:p>1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formula="of:=[.A2009]-[.A2008]" office:value-type="float" office:value="0">
            <text:p>0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formula="of:=[.A2010]-[.A2009]" office:value-type="float" office:value="0">
            <text:p>0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formula="of:=[.A2011]-[.A2010]" office:value-type="float" office:value="0">
            <text:p>0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formula="of:=[.A2012]-[.A2011]" office:value-type="float" office:value="0">
            <text:p>0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formula="of:=[.A2013]-[.A2012]" office:value-type="float" office:value="0">
            <text:p>0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formula="of:=[.A2014]-[.A2013]" office:value-type="float" office:value="0">
            <text:p>0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formula="of:=[.A2015]-[.A2014]" office:value-type="float" office:value="0">
            <text:p>0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formula="of:=[.A2016]-[.A2015]" office:value-type="float" office:value="0">
            <text:p>0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formula="of:=[.A2017]-[.A2016]" office:value-type="float" office:value="0">
            <text:p>0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table:formula="of:=[.A2018]-[.A2017]" office:value-type="float" office:value="1">
            <text:p>1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table:formula="of:=[.A2019]-[.A2018]" office:value-type="float" office:value="0">
            <text:p>0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table:formula="of:=[.A2020]-[.A2019]" office:value-type="float" office:value="0">
            <text:p>0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table:formula="of:=[.A2021]-[.A2020]" office:value-type="float" office:value="0">
            <text:p>0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table:formula="of:=[.A2022]-[.A2021]" office:value-type="float" office:value="0">
            <text:p>0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table:formula="of:=[.A2023]-[.A2022]" office:value-type="float" office:value="0">
            <text:p>0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table:formula="of:=[.A2024]-[.A2023]" office:value-type="float" office:value="0">
            <text:p>0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table:formula="of:=[.A2025]-[.A2024]" office:value-type="float" office:value="0">
            <text:p>0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formula="of:=[.A2026]-[.A2025]" office:value-type="float" office:value="1">
            <text:p>1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formula="of:=[.A2027]-[.A2026]" office:value-type="float" office:value="0">
            <text:p>0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formula="of:=[.A2028]-[.A2027]" office:value-type="float" office:value="0">
            <text:p>0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formula="of:=[.A2029]-[.A2028]" office:value-type="float" office:value="0">
            <text:p>0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formula="of:=[.A2030]-[.A2029]" office:value-type="float" office:value="0">
            <text:p>0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formula="of:=[.A2031]-[.A2030]" office:value-type="float" office:value="0">
            <text:p>0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formula="of:=[.A2032]-[.A2031]" office:value-type="float" office:value="0">
            <text:p>0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formula="of:=[.A2033]-[.A2032]" office:value-type="float" office:value="0">
            <text:p>0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formula="of:=[.A2034]-[.A2033]" office:value-type="float" office:value="0">
            <text:p>0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formula="of:=[.A2035]-[.A2034]" office:value-type="float" office:value="0">
            <text:p>0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formula="of:=[.A2036]-[.A2035]" office:value-type="float" office:value="0">
            <text:p>0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table:formula="of:=[.A2037]-[.A2036]" office:value-type="float" office:value="1">
            <text:p>1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table:formula="of:=[.A2038]-[.A2037]" office:value-type="float" office:value="0">
            <text:p>0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table:formula="of:=[.A2039]-[.A2038]" office:value-type="float" office:value="0">
            <text:p>0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table:formula="of:=[.A2040]-[.A2039]" office:value-type="float" office:value="0">
            <text:p>0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table:formula="of:=[.A2041]-[.A2040]" office:value-type="float" office:value="0">
            <text:p>0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table:formula="of:=[.A2042]-[.A2041]" office:value-type="float" office:value="1">
            <text:p>1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table:formula="of:=[.A2043]-[.A2042]" office:value-type="float" office:value="0">
            <text:p>0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table:formula="of:=[.A2044]-[.A2043]" office:value-type="float" office:value="0">
            <text:p>0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table:formula="of:=[.A2045]-[.A2044]" office:value-type="float" office:value="0">
            <text:p>0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table:formula="of:=[.A2046]-[.A2045]" office:value-type="float" office:value="0">
            <text:p>0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table:formula="of:=[.A2047]-[.A2046]" office:value-type="float" office:value="0">
            <text:p>0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table:formula="of:=[.A2048]-[.A2047]" office:value-type="float" office:value="0">
            <text:p>0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Blad1.A1:Blad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oek_20_draaitabel" style:display-name="Hoek draaitabel" style:family="table-cell" style:parent-style-name="Default"/>
    <style:style style:name="Waarde_20_draaitabel" style:display-name="Waarde draaitabel" style:family="table-cell" style:parent-style-name="Default"/>
    <style:style style:name="Veld_20_draaitabel" style:display-name="Veld draaitabel" style:family="table-cell" style:parent-style-name="Default"/>
    <style:style style:name="Categorie_20_draaitabel" style:display-name="Categorie draaitabel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3">03-08-2020</text:date>, <text:time>20:54: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é Post</meta:initial-creator>
    <meta:creation-date>2020-08-03T19:57:41</meta:creation-date>
    <dc:date>2020-08-03T20:54:41</dc:date>
    <dc:creator>René Post</dc:creator>
    <meta:editing-duration>PT2M12S</meta:editing-duration>
    <meta:editing-cycles>1</meta:editing-cycles>
    <meta:generator>OpenOffice/4.1.3$Unix OpenOffice.org_project/413m1$Build-9783</meta:generator>
    <meta:document-statistic meta:table-count="3" meta:cell-count="4096" meta:object-count="0"/>
  </office:meta>
</office:document-meta>
</file>